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027cm" svg:y="4.244cm">
            <draw:object draw:notify-on-update-of-ranges="Sheet1.A1:Sheet1.A1 Sheet1.B1:Sheet1.BN1 Sheet1.A5:Sheet1.A5 Sheet1.B5:Sheet1.BN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71cm" svg:y="4.323cm">
            <draw:object draw:notify-on-update-of-ranges="Sheet1.A2:Sheet1.A2 Sheet1.B2:Sheet1.BN2 Sheet1.A5:Sheet1.A5 Sheet1.B5:Sheet1.BN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13.673cm">
            <draw:object draw:notify-on-update-of-ranges="Sheet1.A3:Sheet1.A3 Sheet1.B3:Sheet1.BN3 Sheet1.A8:Sheet1.A8 Sheet1.B8:Sheet1.BN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794cm" svg:y="13.967cm">
            <draw:object draw:notify-on-update-of-ranges="Sheet1.A4:Sheet1.A4 Sheet1.B4:Sheet1.BN4 Sheet1.A8:Sheet1.A8 Sheet1.B8:Sheet1.BN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3.487cm" svg:y="4.431cm">
            <draw:object draw:notify-on-update-of-ranges="Sheet1.A6:Sheet1.A6 Sheet1.B6:Sheet1.BN6 Sheet1.A8:Sheet1.A8 Sheet1.B8:Sheet1.BN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3.46cm" svg:y="14.337cm">
            <draw:object draw:notify-on-update-of-ranges="Sheet1.A5:Sheet1.A5 Sheet1.B5:Sheet1.BN5 Sheet1.A7:Sheet1.A7 Sheet1.B7:Sheet1.BN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5" table:default-cell-style-name="Default"/>
        <table:table-row table:style-name="ro1">
          <table:table-cell office:value-type="string" calcext:value-type="string">
            <text:p>TM_CCOEFF_NORMED</text:p>
          </table:table-cell>
          <table:table-cell office:value-type="float" office:value="0.509332835674286" calcext:value-type="float">
            <text:p>0.5093328357</text:p>
          </table:table-cell>
          <table:table-cell office:value-type="float" office:value="0.511220216751099" calcext:value-type="float">
            <text:p>0.5112202168</text:p>
          </table:table-cell>
          <table:table-cell office:value-type="float" office:value="0.508453249931335" calcext:value-type="float">
            <text:p>0.5084532499</text:p>
          </table:table-cell>
          <table:table-cell office:value-type="float" office:value="0.507929623126984" calcext:value-type="float">
            <text:p>0.5079296231</text:p>
          </table:table-cell>
          <table:table-cell office:value-type="float" office:value="0.512309014797211" calcext:value-type="float">
            <text:p>0.5123090148</text:p>
          </table:table-cell>
          <table:table-cell office:value-type="float" office:value="0.483805060386658" calcext:value-type="float">
            <text:p>0.4838050604</text:p>
          </table:table-cell>
          <table:table-cell office:value-type="float" office:value="0.46819195151329" calcext:value-type="float">
            <text:p>0.4681919515</text:p>
          </table:table-cell>
          <table:table-cell office:value-type="float" office:value="0.455190241336823" calcext:value-type="float">
            <text:p>0.4551902413</text:p>
          </table:table-cell>
          <table:table-cell office:value-type="float" office:value="0.461789816617966" calcext:value-type="float">
            <text:p>0.4617898166</text:p>
          </table:table-cell>
          <table:table-cell office:value-type="float" office:value="0.456380844116211" calcext:value-type="float">
            <text:p>0.4563808441</text:p>
          </table:table-cell>
          <table:table-cell office:value-type="float" office:value="0.452899903059006" calcext:value-type="float">
            <text:p>0.4528999031</text:p>
          </table:table-cell>
          <table:table-cell office:value-type="float" office:value="0.453256547451019" calcext:value-type="float">
            <text:p>0.4532565475</text:p>
          </table:table-cell>
          <table:table-cell office:value-type="float" office:value="0.456959933042526" calcext:value-type="float">
            <text:p>0.456959933</text:p>
          </table:table-cell>
          <table:table-cell office:value-type="float" office:value="0.457054406404495" calcext:value-type="float">
            <text:p>0.4570544064</text:p>
          </table:table-cell>
          <table:table-cell office:value-type="float" office:value="0.501045107841492" calcext:value-type="float">
            <text:p>0.5010451078</text:p>
          </table:table-cell>
          <table:table-cell office:value-type="float" office:value="0.504827499389648" calcext:value-type="float">
            <text:p>0.5048274994</text:p>
          </table:table-cell>
          <table:table-cell office:value-type="float" office:value="0.505566358566284" calcext:value-type="float">
            <text:p>0.5055663586</text:p>
          </table:table-cell>
          <table:table-cell office:value-type="float" office:value="0.50651741027832" calcext:value-type="float">
            <text:p>0.5065174103</text:p>
          </table:table-cell>
          <table:table-cell office:value-type="float" office:value="0.505568444728851" calcext:value-type="float">
            <text:p>0.5055684447</text:p>
          </table:table-cell>
          <table:table-cell office:value-type="float" office:value="0.496486812829971" calcext:value-type="float">
            <text:p>0.4964868128</text:p>
          </table:table-cell>
          <table:table-cell office:value-type="float" office:value="0.469443112611771" calcext:value-type="float">
            <text:p>0.4694431126</text:p>
          </table:table-cell>
          <table:table-cell office:value-type="float" office:value="0.470424324274063" calcext:value-type="float">
            <text:p>0.4704243243</text:p>
          </table:table-cell>
          <table:table-cell office:value-type="float" office:value="0.465262562036514" calcext:value-type="float">
            <text:p>0.465262562</text:p>
          </table:table-cell>
          <table:table-cell office:value-type="float" office:value="0.464678943157196" calcext:value-type="float">
            <text:p>0.4646789432</text:p>
          </table:table-cell>
          <table:table-cell office:value-type="float" office:value="0.467600822448731" calcext:value-type="float">
            <text:p>0.4676008224</text:p>
          </table:table-cell>
          <table:table-cell office:value-type="float" office:value="0.463691860437393" calcext:value-type="float">
            <text:p>0.4636918604</text:p>
          </table:table-cell>
          <table:table-cell office:value-type="float" office:value="0.463301956653595" calcext:value-type="float">
            <text:p>0.4633019567</text:p>
          </table:table-cell>
          <table:table-cell office:value-type="float" office:value="0.455301702022553" calcext:value-type="float">
            <text:p>0.455301702</text:p>
          </table:table-cell>
          <table:table-cell office:value-type="float" office:value="0.452568143606186" calcext:value-type="float">
            <text:p>0.4525681436</text:p>
          </table:table-cell>
          <table:table-cell office:value-type="float" office:value="0.452861160039902" calcext:value-type="float">
            <text:p>0.45286116</text:p>
          </table:table-cell>
          <table:table-cell office:value-type="float" office:value="0.454979836940765" calcext:value-type="float">
            <text:p>0.4549798369</text:p>
          </table:table-cell>
          <table:table-cell office:value-type="float" office:value="0.460114657878876" calcext:value-type="float">
            <text:p>0.4601146579</text:p>
          </table:table-cell>
          <table:table-cell office:value-type="float" office:value="0.450925141572952" calcext:value-type="float">
            <text:p>0.4509251416</text:p>
          </table:table-cell>
          <table:table-cell office:value-type="float" office:value="0.454718798398972" calcext:value-type="float">
            <text:p>0.4547187984</text:p>
          </table:table-cell>
          <table:table-cell office:value-type="float" office:value="0.583727657794952" calcext:value-type="float">
            <text:p>0.5837276578</text:p>
          </table:table-cell>
          <table:table-cell office:value-type="float" office:value="0.59876012802124" calcext:value-type="float">
            <text:p>0.598760128</text:p>
          </table:table-cell>
          <table:table-cell office:value-type="float" office:value="0.736294686794281" calcext:value-type="float">
            <text:p>0.7362946868</text:p>
          </table:table-cell>
          <table:table-cell office:value-type="float" office:value="0.621908247470856" calcext:value-type="float">
            <text:p>0.6219082475</text:p>
          </table:table-cell>
          <table:table-cell office:value-type="float" office:value="0.551124632358551" calcext:value-type="float">
            <text:p>0.5511246324</text:p>
          </table:table-cell>
          <table:table-cell office:value-type="float" office:value="0.446947306394577" calcext:value-type="float">
            <text:p>0.4469473064</text:p>
          </table:table-cell>
          <table:table-cell office:value-type="float" office:value="0.438111454248428" calcext:value-type="float">
            <text:p>0.4381114542</text:p>
          </table:table-cell>
          <table:table-cell office:value-type="float" office:value="0.439663618803024" calcext:value-type="float">
            <text:p>0.4396636188</text:p>
          </table:table-cell>
          <table:table-cell office:value-type="float" office:value="0.43903186917305" calcext:value-type="float">
            <text:p>0.4390318692</text:p>
          </table:table-cell>
          <table:table-cell office:value-type="float" office:value="0.442181318998337" calcext:value-type="float">
            <text:p>0.442181319</text:p>
          </table:table-cell>
          <table:table-cell office:value-type="float" office:value="0.440459281206131" calcext:value-type="float">
            <text:p>0.4404592812</text:p>
          </table:table-cell>
          <table:table-cell office:value-type="float" office:value="0.443529456853867" calcext:value-type="float">
            <text:p>0.4435294569</text:p>
          </table:table-cell>
          <table:table-cell office:value-type="float" office:value="0.4481420814991" calcext:value-type="float">
            <text:p>0.4481420815</text:p>
          </table:table-cell>
          <table:table-cell office:value-type="float" office:value="0.454040288925171" calcext:value-type="float">
            <text:p>0.4540402889</text:p>
          </table:table-cell>
          <table:table-cell office:value-type="float" office:value="0.453889012336731" calcext:value-type="float">
            <text:p>0.4538890123</text:p>
          </table:table-cell>
          <table:table-cell office:value-type="float" office:value="0.460490673780441" calcext:value-type="float">
            <text:p>0.4604906738</text:p>
          </table:table-cell>
          <table:table-cell office:value-type="float" office:value="0.462606430053711" calcext:value-type="float">
            <text:p>0.4626064301</text:p>
          </table:table-cell>
          <table:table-cell office:value-type="float" office:value="0.465563118457794" calcext:value-type="float">
            <text:p>0.4655631185</text:p>
          </table:table-cell>
          <table:table-cell office:value-type="float" office:value="0.464561253786087" calcext:value-type="float">
            <text:p>0.4645612538</text:p>
          </table:table-cell>
          <table:table-cell office:value-type="float" office:value="0.611231446266174" calcext:value-type="float">
            <text:p>0.6112314463</text:p>
          </table:table-cell>
          <table:table-cell office:value-type="float" office:value="0.737689018249512" calcext:value-type="float">
            <text:p>0.7376890182</text:p>
          </table:table-cell>
          <table:table-cell office:value-type="float" office:value="0.73736035823822" calcext:value-type="float">
            <text:p>0.7373603582</text:p>
          </table:table-cell>
          <table:table-cell office:value-type="float" office:value="0.613892436027527" calcext:value-type="float">
            <text:p>0.613892436</text:p>
          </table:table-cell>
          <table:table-cell office:value-type="float" office:value="0.509935021400452" calcext:value-type="float">
            <text:p>0.5099350214</text:p>
          </table:table-cell>
          <table:table-cell office:value-type="float" office:value="0.478948324918747" calcext:value-type="float">
            <text:p>0.4789483249</text:p>
          </table:table-cell>
          <table:table-cell office:value-type="float" office:value="0.467668056488037" calcext:value-type="float">
            <text:p>0.4676680565</text:p>
          </table:table-cell>
          <table:table-cell office:value-type="float" office:value="0.454856544733048" calcext:value-type="float">
            <text:p>0.4548565447</text:p>
          </table:table-cell>
          <table:table-cell office:value-type="float" office:value="0.456279367208481" calcext:value-type="float">
            <text:p>0.4562793672</text:p>
          </table:table-cell>
          <table:table-cell office:value-type="float" office:value="0.451667785644531" calcext:value-type="float">
            <text:p>0.4516677856</text:p>
          </table:table-cell>
          <table:table-cell office:value-type="float" office:value="0.452024698257446" calcext:value-type="float">
            <text:p>0.4520246983</text:p>
          </table:table-cell>
          <table:table-cell office:value-type="float" office:value="0.459283113479614" calcext:value-type="float">
            <text:p>0.4592831135</text:p>
          </table:table-cell>
        </table:table-row>
        <table:table-row table:style-name="ro1">
          <table:table-cell office:value-type="string" calcext:value-type="string">
            <text:p>TM_CCORR_NORMED</text:p>
          </table:table-cell>
          <table:table-cell office:value-type="float" office:value="0.927260637283325" calcext:value-type="float">
            <text:p>0.9272606373</text:p>
          </table:table-cell>
          <table:table-cell office:value-type="float" office:value="0.927450239658356" calcext:value-type="float">
            <text:p>0.9274502397</text:p>
          </table:table-cell>
          <table:table-cell office:value-type="float" office:value="0.947121798992157" calcext:value-type="float">
            <text:p>0.947121799</text:p>
          </table:table-cell>
          <table:table-cell office:value-type="float" office:value="0.946871042251587" calcext:value-type="float">
            <text:p>0.9468710423</text:p>
          </table:table-cell>
          <table:table-cell office:value-type="float" office:value="0.946502923965454" calcext:value-type="float">
            <text:p>0.946502924</text:p>
          </table:table-cell>
          <table:table-cell office:value-type="float" office:value="0.942761063575745" calcext:value-type="float">
            <text:p>0.9427610636</text:p>
          </table:table-cell>
          <table:table-cell office:value-type="float" office:value="0.941285610198975" calcext:value-type="float">
            <text:p>0.9412856102</text:p>
          </table:table-cell>
          <table:table-cell office:value-type="float" office:value="0.940121054649353" calcext:value-type="float">
            <text:p>0.9401210546</text:p>
          </table:table-cell>
          <table:table-cell office:value-type="float" office:value="0.940839827060699" calcext:value-type="float">
            <text:p>0.9408398271</text:p>
          </table:table-cell>
          <table:table-cell office:value-type="float" office:value="0.93985641002655" calcext:value-type="float">
            <text:p>0.93985641</text:p>
          </table:table-cell>
          <table:table-cell office:value-type="float" office:value="0.939318060874939" calcext:value-type="float">
            <text:p>0.9393180609</text:p>
          </table:table-cell>
          <table:table-cell office:value-type="float" office:value="0.939081430435181" calcext:value-type="float">
            <text:p>0.9390814304</text:p>
          </table:table-cell>
          <table:table-cell office:value-type="float" office:value="0.939768850803375" calcext:value-type="float">
            <text:p>0.9397688508</text:p>
          </table:table-cell>
          <table:table-cell office:value-type="float" office:value="0.940391361713409" calcext:value-type="float">
            <text:p>0.9403913617</text:p>
          </table:table-cell>
          <table:table-cell office:value-type="float" office:value="0.94646143913269" calcext:value-type="float">
            <text:p>0.9464614391</text:p>
          </table:table-cell>
          <table:table-cell office:value-type="float" office:value="0.946029007434845" calcext:value-type="float">
            <text:p>0.9460290074</text:p>
          </table:table-cell>
          <table:table-cell office:value-type="float" office:value="0.945899128913879" calcext:value-type="float">
            <text:p>0.9458991289</text:p>
          </table:table-cell>
          <table:table-cell office:value-type="float" office:value="0.946559369564056" calcext:value-type="float">
            <text:p>0.9465593696</text:p>
          </table:table-cell>
          <table:table-cell office:value-type="float" office:value="0.946214258670807" calcext:value-type="float">
            <text:p>0.9462142587</text:p>
          </table:table-cell>
          <table:table-cell office:value-type="float" office:value="0.946320235729218" calcext:value-type="float">
            <text:p>0.9463202357</text:p>
          </table:table-cell>
          <table:table-cell office:value-type="float" office:value="0.942241787910461" calcext:value-type="float">
            <text:p>0.9422417879</text:p>
          </table:table-cell>
          <table:table-cell office:value-type="float" office:value="0.942370116710663" calcext:value-type="float">
            <text:p>0.9423701167</text:p>
          </table:table-cell>
          <table:table-cell office:value-type="float" office:value="0.94116199016571" calcext:value-type="float">
            <text:p>0.9411619902</text:p>
          </table:table-cell>
          <table:table-cell office:value-type="float" office:value="0.941490173339844" calcext:value-type="float">
            <text:p>0.9414901733</text:p>
          </table:table-cell>
          <table:table-cell office:value-type="float" office:value="0.941766798496246" calcext:value-type="float">
            <text:p>0.9417667985</text:p>
          </table:table-cell>
          <table:table-cell office:value-type="float" office:value="0.941480576992035" calcext:value-type="float">
            <text:p>0.941480577</text:p>
          </table:table-cell>
          <table:table-cell office:value-type="float" office:value="0.940926253795624" calcext:value-type="float">
            <text:p>0.9409262538</text:p>
          </table:table-cell>
          <table:table-cell office:value-type="float" office:value="0.939996898174286" calcext:value-type="float">
            <text:p>0.9399968982</text:p>
          </table:table-cell>
          <table:table-cell office:value-type="float" office:value="0.93955910205841" calcext:value-type="float">
            <text:p>0.9395591021</text:p>
          </table:table-cell>
          <table:table-cell office:value-type="float" office:value="0.939559042453766" calcext:value-type="float">
            <text:p>0.9395590425</text:p>
          </table:table-cell>
          <table:table-cell office:value-type="float" office:value="0.939912021160126" calcext:value-type="float">
            <text:p>0.9399120212</text:p>
          </table:table-cell>
          <table:table-cell office:value-type="float" office:value="0.940434277057648" calcext:value-type="float">
            <text:p>0.9404342771</text:p>
          </table:table-cell>
          <table:table-cell office:value-type="float" office:value="0.93958181142807" calcext:value-type="float">
            <text:p>0.9395818114</text:p>
          </table:table-cell>
          <table:table-cell office:value-type="float" office:value="0.939699590206146" calcext:value-type="float">
            <text:p>0.9396995902</text:p>
          </table:table-cell>
          <table:table-cell office:value-type="float" office:value="0.958322823047638" calcext:value-type="float">
            <text:p>0.958322823</text:p>
          </table:table-cell>
          <table:table-cell office:value-type="float" office:value="0.959155559539795" calcext:value-type="float">
            <text:p>0.9591555595</text:p>
          </table:table-cell>
          <table:table-cell office:value-type="float" office:value="0.977239012718201" calcext:value-type="float">
            <text:p>0.9772390127</text:p>
          </table:table-cell>
          <table:table-cell office:value-type="float" office:value="0.961745619773865" calcext:value-type="float">
            <text:p>0.9617456198</text:p>
          </table:table-cell>
          <table:table-cell office:value-type="float" office:value="0.954300224781036" calcext:value-type="float">
            <text:p>0.9543002248</text:p>
          </table:table-cell>
          <table:table-cell office:value-type="float" office:value="0.93825101852417" calcext:value-type="float">
            <text:p>0.9382510185</text:p>
          </table:table-cell>
          <table:table-cell office:value-type="float" office:value="0.937199473381042" calcext:value-type="float">
            <text:p>0.9371994734</text:p>
          </table:table-cell>
          <table:table-cell office:value-type="float" office:value="0.937198221683502" calcext:value-type="float">
            <text:p>0.9371982217</text:p>
          </table:table-cell>
          <table:table-cell office:value-type="float" office:value="0.937281489372253" calcext:value-type="float">
            <text:p>0.9372814894</text:p>
          </table:table-cell>
          <table:table-cell office:value-type="float" office:value="0.937427461147308" calcext:value-type="float">
            <text:p>0.9374274611</text:p>
          </table:table-cell>
          <table:table-cell office:value-type="float" office:value="0.937755048274994" calcext:value-type="float">
            <text:p>0.9377550483</text:p>
          </table:table-cell>
          <table:table-cell office:value-type="float" office:value="0.937788605690002" calcext:value-type="float">
            <text:p>0.9377886057</text:p>
          </table:table-cell>
          <table:table-cell office:value-type="float" office:value="0.938292503356934" calcext:value-type="float">
            <text:p>0.9382925034</text:p>
          </table:table-cell>
          <table:table-cell office:value-type="float" office:value="0.939375102519989" calcext:value-type="float">
            <text:p>0.9393751025</text:p>
          </table:table-cell>
          <table:table-cell office:value-type="float" office:value="0.939247846603394" calcext:value-type="float">
            <text:p>0.9392478466</text:p>
          </table:table-cell>
          <table:table-cell office:value-type="float" office:value="0.940344631671906" calcext:value-type="float">
            <text:p>0.9403446317</text:p>
          </table:table-cell>
          <table:table-cell office:value-type="float" office:value="0.940623939037323" calcext:value-type="float">
            <text:p>0.940623939</text:p>
          </table:table-cell>
          <table:table-cell office:value-type="float" office:value="0.941186010837555" calcext:value-type="float">
            <text:p>0.9411860108</text:p>
          </table:table-cell>
          <table:table-cell office:value-type="float" office:value="0.94060629606247" calcext:value-type="float">
            <text:p>0.9406062961</text:p>
          </table:table-cell>
          <table:table-cell office:value-type="float" office:value="0.960627734661102" calcext:value-type="float">
            <text:p>0.9606277347</text:p>
          </table:table-cell>
          <table:table-cell office:value-type="float" office:value="0.977284848690033" calcext:value-type="float">
            <text:p>0.9772848487</text:p>
          </table:table-cell>
          <table:table-cell office:value-type="float" office:value="0.977262437343597" calcext:value-type="float">
            <text:p>0.9772624373</text:p>
          </table:table-cell>
          <table:table-cell office:value-type="float" office:value="0.961082756519318" calcext:value-type="float">
            <text:p>0.9610827565</text:p>
          </table:table-cell>
          <table:table-cell office:value-type="float" office:value="0.947495818138123" calcext:value-type="float">
            <text:p>0.9474958181</text:p>
          </table:table-cell>
          <table:table-cell office:value-type="float" office:value="0.942447066307068" calcext:value-type="float">
            <text:p>0.9424470663</text:p>
          </table:table-cell>
          <table:table-cell office:value-type="float" office:value="0.940596282482147" calcext:value-type="float">
            <text:p>0.9405962825</text:p>
          </table:table-cell>
          <table:table-cell office:value-type="float" office:value="0.93867427110672" calcext:value-type="float">
            <text:p>0.9386742711</text:p>
          </table:table-cell>
          <table:table-cell office:value-type="float" office:value="0.938598871231079" calcext:value-type="float">
            <text:p>0.9385988712</text:p>
          </table:table-cell>
          <table:table-cell office:value-type="float" office:value="0.938008904457092" calcext:value-type="float">
            <text:p>0.9380089045</text:p>
          </table:table-cell>
          <table:table-cell office:value-type="float" office:value="0.938441693782806" calcext:value-type="float">
            <text:p>0.9384416938</text:p>
          </table:table-cell>
          <table:table-cell office:value-type="float" office:value="0.939728736877441" calcext:value-type="float">
            <text:p>0.9397287369</text:p>
          </table:table-cell>
        </table:table-row>
        <table:table-row table:style-name="ro1">
          <table:table-cell office:value-type="string" calcext:value-type="string">
            <text:p>TM_SQDIFF</text:p>
          </table:table-cell>
          <table:table-cell office:value-type="float" office:value="19527596" calcext:value-type="float">
            <text:p>19527596</text:p>
          </table:table-cell>
          <table:table-cell office:value-type="float" office:value="19568704" calcext:value-type="float">
            <text:p>19568704</text:p>
          </table:table-cell>
          <table:table-cell office:value-type="float" office:value="14689133" calcext:value-type="float">
            <text:p>14689133</text:p>
          </table:table-cell>
          <table:table-cell office:value-type="float" office:value="12450498" calcext:value-type="float">
            <text:p>12450498</text:p>
          </table:table-cell>
          <table:table-cell office:value-type="float" office:value="11033297" calcext:value-type="float">
            <text:p>11033297</text:p>
          </table:table-cell>
          <table:table-cell office:value-type="float" office:value="9516110" calcext:value-type="float">
            <text:p>9516110</text:p>
          </table:table-cell>
          <table:table-cell office:value-type="float" office:value="7597140" calcext:value-type="float">
            <text:p>7597140</text:p>
          </table:table-cell>
          <table:table-cell office:value-type="float" office:value="6902129" calcext:value-type="float">
            <text:p>6902129</text:p>
          </table:table-cell>
          <table:table-cell office:value-type="float" office:value="6715886" calcext:value-type="float">
            <text:p>6715886</text:p>
          </table:table-cell>
          <table:table-cell office:value-type="float" office:value="6184118" calcext:value-type="float">
            <text:p>6184118</text:p>
          </table:table-cell>
          <table:table-cell office:value-type="float" office:value="6104210" calcext:value-type="float">
            <text:p>6104210</text:p>
          </table:table-cell>
          <table:table-cell office:value-type="float" office:value="6098712" calcext:value-type="float">
            <text:p>6098712</text:p>
          </table:table-cell>
          <table:table-cell office:value-type="float" office:value="6018172" calcext:value-type="float">
            <text:p>6018172</text:p>
          </table:table-cell>
          <table:table-cell office:value-type="float" office:value="5957532" calcext:value-type="float">
            <text:p>5957532</text:p>
          </table:table-cell>
          <table:table-cell office:value-type="float" office:value="5400493" calcext:value-type="float">
            <text:p>5400493</text:p>
          </table:table-cell>
          <table:table-cell office:value-type="float" office:value="5452035" calcext:value-type="float">
            <text:p>5452035</text:p>
          </table:table-cell>
          <table:table-cell office:value-type="float" office:value="5465043" calcext:value-type="float">
            <text:p>5465043</text:p>
          </table:table-cell>
          <table:table-cell office:value-type="float" office:value="5410924" calcext:value-type="float">
            <text:p>5410924</text:p>
          </table:table-cell>
          <table:table-cell office:value-type="float" office:value="5446413" calcext:value-type="float">
            <text:p>5446413</text:p>
          </table:table-cell>
          <table:table-cell office:value-type="float" office:value="5405227" calcext:value-type="float">
            <text:p>5405227</text:p>
          </table:table-cell>
          <table:table-cell office:value-type="float" office:value="5783198" calcext:value-type="float">
            <text:p>5783198</text:p>
          </table:table-cell>
          <table:table-cell office:value-type="float" office:value="5768352" calcext:value-type="float">
            <text:p>5768352</text:p>
          </table:table-cell>
          <table:table-cell office:value-type="float" office:value="5884452" calcext:value-type="float">
            <text:p>5884452</text:p>
          </table:table-cell>
          <table:table-cell office:value-type="float" office:value="5856810" calcext:value-type="float">
            <text:p>5856810</text:p>
          </table:table-cell>
          <table:table-cell office:value-type="float" office:value="5826842" calcext:value-type="float">
            <text:p>5826842</text:p>
          </table:table-cell>
          <table:table-cell office:value-type="float" office:value="5852300" calcext:value-type="float">
            <text:p>5852300</text:p>
          </table:table-cell>
          <table:table-cell office:value-type="float" office:value="5905686" calcext:value-type="float">
            <text:p>5905686</text:p>
          </table:table-cell>
          <table:table-cell office:value-type="float" office:value="5995662" calcext:value-type="float">
            <text:p>5995662</text:p>
          </table:table-cell>
          <table:table-cell office:value-type="float" office:value="6039698" calcext:value-type="float">
            <text:p>6039698</text:p>
          </table:table-cell>
          <table:table-cell office:value-type="float" office:value="6039028" calcext:value-type="float">
            <text:p>6039028</text:p>
          </table:table-cell>
          <table:table-cell office:value-type="float" office:value="6003888" calcext:value-type="float">
            <text:p>6003888</text:p>
          </table:table-cell>
          <table:table-cell office:value-type="float" office:value="5954528" calcext:value-type="float">
            <text:p>5954528</text:p>
          </table:table-cell>
          <table:table-cell office:value-type="float" office:value="6038475" calcext:value-type="float">
            <text:p>6038475</text:p>
          </table:table-cell>
          <table:table-cell office:value-type="float" office:value="6025540" calcext:value-type="float">
            <text:p>6025540</text:p>
          </table:table-cell>
          <table:table-cell office:value-type="float" office:value="4468704" calcext:value-type="float">
            <text:p>4468704</text:p>
          </table:table-cell>
          <table:table-cell office:value-type="float" office:value="4950041" calcext:value-type="float">
            <text:p>4950041</text:p>
          </table:table-cell>
          <table:table-cell office:value-type="float" office:value="2691557" calcext:value-type="float">
            <text:p>2691557</text:p>
          </table:table-cell>
          <table:table-cell office:value-type="float" office:value="4309628" calcext:value-type="float">
            <text:p>4309628</text:p>
          </table:table-cell>
          <table:table-cell office:value-type="float" office:value="4692739" calcext:value-type="float">
            <text:p>4692739</text:p>
          </table:table-cell>
          <table:table-cell office:value-type="float" office:value="6165174" calcext:value-type="float">
            <text:p>6165174</text:p>
          </table:table-cell>
          <table:table-cell office:value-type="float" office:value="6269972" calcext:value-type="float">
            <text:p>6269972</text:p>
          </table:table-cell>
          <table:table-cell office:value-type="float" office:value="6271620" calcext:value-type="float">
            <text:p>6271620</text:p>
          </table:table-cell>
          <table:table-cell office:value-type="float" office:value="6260881" calcext:value-type="float">
            <text:p>6260881</text:p>
          </table:table-cell>
          <table:table-cell office:value-type="float" office:value="6246300" calcext:value-type="float">
            <text:p>6246300</text:p>
          </table:table-cell>
          <table:table-cell office:value-type="float" office:value="6216325" calcext:value-type="float">
            <text:p>6216325</text:p>
          </table:table-cell>
          <table:table-cell office:value-type="float" office:value="6209406" calcext:value-type="float">
            <text:p>6209406</text:p>
          </table:table-cell>
          <table:table-cell office:value-type="float" office:value="6162868" calcext:value-type="float">
            <text:p>6162868</text:p>
          </table:table-cell>
          <table:table-cell office:value-type="float" office:value="6058863" calcext:value-type="float">
            <text:p>6058863</text:p>
          </table:table-cell>
          <table:table-cell office:value-type="float" office:value="6068018" calcext:value-type="float">
            <text:p>6068018</text:p>
          </table:table-cell>
          <table:table-cell office:value-type="float" office:value="5962092" calcext:value-type="float">
            <text:p>5962092</text:p>
          </table:table-cell>
          <table:table-cell office:value-type="float" office:value="5935085" calcext:value-type="float">
            <text:p>5935085</text:p>
          </table:table-cell>
          <table:table-cell office:value-type="float" office:value="5882002" calcext:value-type="float">
            <text:p>5882002</text:p>
          </table:table-cell>
          <table:table-cell office:value-type="float" office:value="5940425" calcext:value-type="float">
            <text:p>5940425</text:p>
          </table:table-cell>
          <table:table-cell office:value-type="float" office:value="4733688" calcext:value-type="float">
            <text:p>4733688</text:p>
          </table:table-cell>
          <table:table-cell office:value-type="float" office:value="2738039" calcext:value-type="float">
            <text:p>2738039</text:p>
          </table:table-cell>
          <table:table-cell office:value-type="float" office:value="2686383" calcext:value-type="float">
            <text:p>2686383</text:p>
          </table:table-cell>
          <table:table-cell office:value-type="float" office:value="4459203" calcext:value-type="float">
            <text:p>4459203</text:p>
          </table:table-cell>
          <table:table-cell office:value-type="float" office:value="5284819" calcext:value-type="float">
            <text:p>5284819</text:p>
          </table:table-cell>
          <table:table-cell office:value-type="float" office:value="5765644" calcext:value-type="float">
            <text:p>5765644</text:p>
          </table:table-cell>
          <table:table-cell office:value-type="float" office:value="5937444" calcext:value-type="float">
            <text:p>5937444</text:p>
          </table:table-cell>
          <table:table-cell office:value-type="float" office:value="6123476" calcext:value-type="float">
            <text:p>6123476</text:p>
          </table:table-cell>
          <table:table-cell office:value-type="float" office:value="6131441" calcext:value-type="float">
            <text:p>6131441</text:p>
          </table:table-cell>
          <table:table-cell office:value-type="float" office:value="6189239" calcext:value-type="float">
            <text:p>6189239</text:p>
          </table:table-cell>
          <table:table-cell office:value-type="float" office:value="6151260" calcext:value-type="float">
            <text:p>6151260</text:p>
          </table:table-cell>
          <table:table-cell office:value-type="float" office:value="6021967" calcext:value-type="float">
            <text:p>6021967</text:p>
          </table:table-cell>
        </table:table-row>
        <table:table-row table:style-name="ro1">
          <table:table-cell office:value-type="string" calcext:value-type="string">
            <text:p>TM_CCOEFF</text:p>
          </table:table-cell>
          <table:table-cell office:value-type="float" office:value="1612369.875" calcext:value-type="float">
            <text:p>1612369.875</text:p>
          </table:table-cell>
          <table:table-cell office:value-type="float" office:value="1619508.125" calcext:value-type="float">
            <text:p>1619508.125</text:p>
          </table:table-cell>
          <table:table-cell office:value-type="float" office:value="1413224.25" calcext:value-type="float">
            <text:p>1413224.25</text:p>
          </table:table-cell>
          <table:table-cell office:value-type="float" office:value="1562712.25" calcext:value-type="float">
            <text:p>1562712.25</text:p>
          </table:table-cell>
          <table:table-cell office:value-type="float" office:value="1727539.5" calcext:value-type="float">
            <text:p>1727539.5</text:p>
          </table:table-cell>
          <table:table-cell office:value-type="float" office:value="1782594.625" calcext:value-type="float">
            <text:p>1782594.625</text:p>
          </table:table-cell>
          <table:table-cell office:value-type="float" office:value="1982450" calcext:value-type="float">
            <text:p>1982450</text:p>
          </table:table-cell>
          <table:table-cell office:value-type="float" office:value="2076163.625" calcext:value-type="float">
            <text:p>2076163.625</text:p>
          </table:table-cell>
          <table:table-cell office:value-type="float" office:value="2120770" calcext:value-type="float">
            <text:p>2120770</text:p>
          </table:table-cell>
          <table:table-cell office:value-type="float" office:value="2331693.75" calcext:value-type="float">
            <text:p>2331693.75</text:p>
          </table:table-cell>
          <table:table-cell office:value-type="float" office:value="2405847.5" calcext:value-type="float">
            <text:p>2405847.5</text:p>
          </table:table-cell>
          <table:table-cell office:value-type="float" office:value="2501040.75" calcext:value-type="float">
            <text:p>2501040.75</text:p>
          </table:table-cell>
          <table:table-cell office:value-type="float" office:value="2547484.25" calcext:value-type="float">
            <text:p>2547484.25</text:p>
          </table:table-cell>
          <table:table-cell office:value-type="float" office:value="2453301.75" calcext:value-type="float">
            <text:p>2453301.75</text:p>
          </table:table-cell>
          <table:table-cell office:value-type="float" office:value="2639530.5" calcext:value-type="float">
            <text:p>2639530.5</text:p>
          </table:table-cell>
          <table:table-cell office:value-type="float" office:value="2747833.25" calcext:value-type="float">
            <text:p>2747833.25</text:p>
          </table:table-cell>
          <table:table-cell office:value-type="float" office:value="2738228" calcext:value-type="float">
            <text:p>2738228</text:p>
          </table:table-cell>
          <table:table-cell office:value-type="float" office:value="2735993" calcext:value-type="float">
            <text:p>2735993</text:p>
          </table:table-cell>
          <table:table-cell office:value-type="float" office:value="2763601.25" calcext:value-type="float">
            <text:p>2763601.25</text:p>
          </table:table-cell>
          <table:table-cell office:value-type="float" office:value="2609323" calcext:value-type="float">
            <text:p>2609323</text:p>
          </table:table-cell>
          <table:table-cell office:value-type="float" office:value="2538992.5" calcext:value-type="float">
            <text:p>2538992.5</text:p>
          </table:table-cell>
          <table:table-cell office:value-type="float" office:value="2507558" calcext:value-type="float">
            <text:p>2507558</text:p>
          </table:table-cell>
          <table:table-cell office:value-type="float" office:value="2515086.25" calcext:value-type="float">
            <text:p>2515086.25</text:p>
          </table:table-cell>
          <table:table-cell office:value-type="float" office:value="2516641.25" calcext:value-type="float">
            <text:p>2516641.25</text:p>
          </table:table-cell>
          <table:table-cell office:value-type="float" office:value="2499061.75" calcext:value-type="float">
            <text:p>2499061.75</text:p>
          </table:table-cell>
          <table:table-cell office:value-type="float" office:value="2486572" calcext:value-type="float">
            <text:p>2486572</text:p>
          </table:table-cell>
          <table:table-cell office:value-type="float" office:value="2460230.75" calcext:value-type="float">
            <text:p>2460230.75</text:p>
          </table:table-cell>
          <table:table-cell office:value-type="float" office:value="2460606.75" calcext:value-type="float">
            <text:p>2460606.75</text:p>
          </table:table-cell>
          <table:table-cell office:value-type="float" office:value="2427555" calcext:value-type="float">
            <text:p>2427555</text:p>
          </table:table-cell>
          <table:table-cell office:value-type="float" office:value="2419647.5" calcext:value-type="float">
            <text:p>2419647.5</text:p>
          </table:table-cell>
          <table:table-cell office:value-type="float" office:value="2482226.75" calcext:value-type="float">
            <text:p>2482226.75</text:p>
          </table:table-cell>
          <table:table-cell office:value-type="float" office:value="2416356.25" calcext:value-type="float">
            <text:p>2416356.25</text:p>
          </table:table-cell>
          <table:table-cell office:value-type="float" office:value="2438619.5" calcext:value-type="float">
            <text:p>2438619.5</text:p>
          </table:table-cell>
          <table:table-cell office:value-type="float" office:value="2459029" calcext:value-type="float">
            <text:p>2459029</text:p>
          </table:table-cell>
          <table:table-cell office:value-type="float" office:value="2654977" calcext:value-type="float">
            <text:p>2654977</text:p>
          </table:table-cell>
          <table:table-cell office:value-type="float" office:value="3026579.5" calcext:value-type="float">
            <text:p>3026579.5</text:p>
          </table:table-cell>
          <table:table-cell office:value-type="float" office:value="3005673.5" calcext:value-type="float">
            <text:p>3005673.5</text:p>
          </table:table-cell>
          <table:table-cell office:value-type="float" office:value="2773857.75" calcext:value-type="float">
            <text:p>2773857.75</text:p>
          </table:table-cell>
          <table:table-cell office:value-type="float" office:value="2648877.75" calcext:value-type="float">
            <text:p>2648877.75</text:p>
          </table:table-cell>
          <table:table-cell office:value-type="float" office:value="2438478" calcext:value-type="float">
            <text:p>2438478</text:p>
          </table:table-cell>
          <table:table-cell office:value-type="float" office:value="2505044" calcext:value-type="float">
            <text:p>2505044</text:p>
          </table:table-cell>
          <table:table-cell office:value-type="float" office:value="2372054.5" calcext:value-type="float">
            <text:p>2372054.5</text:p>
          </table:table-cell>
          <table:table-cell office:value-type="float" office:value="2407780" calcext:value-type="float">
            <text:p>2407780</text:p>
          </table:table-cell>
          <table:table-cell office:value-type="float" office:value="2415835.75" calcext:value-type="float">
            <text:p>2415835.75</text:p>
          </table:table-cell>
          <table:table-cell office:value-type="float" office:value="2370068" calcext:value-type="float">
            <text:p>2370068</text:p>
          </table:table-cell>
          <table:table-cell office:value-type="float" office:value="2390179.75" calcext:value-type="float">
            <text:p>2390179.75</text:p>
          </table:table-cell>
          <table:table-cell office:value-type="float" office:value="2431012.25" calcext:value-type="float">
            <text:p>2431012.25</text:p>
          </table:table-cell>
          <table:table-cell office:value-type="float" office:value="2500129.25" calcext:value-type="float">
            <text:p>2500129.25</text:p>
          </table:table-cell>
          <table:table-cell office:value-type="float" office:value="2463234.5" calcext:value-type="float">
            <text:p>2463234.5</text:p>
          </table:table-cell>
          <table:table-cell office:value-type="float" office:value="2486429.75" calcext:value-type="float">
            <text:p>2486429.75</text:p>
          </table:table-cell>
          <table:table-cell office:value-type="float" office:value="2495166" calcext:value-type="float">
            <text:p>2495166</text:p>
          </table:table-cell>
          <table:table-cell office:value-type="float" office:value="2506852.5" calcext:value-type="float">
            <text:p>2506852.5</text:p>
          </table:table-cell>
          <table:table-cell office:value-type="float" office:value="2589377.75" calcext:value-type="float">
            <text:p>2589377.75</text:p>
          </table:table-cell>
          <table:table-cell office:value-type="float" office:value="2947656.5" calcext:value-type="float">
            <text:p>2947656.5</text:p>
          </table:table-cell>
          <table:table-cell office:value-type="float" office:value="2971930.5" calcext:value-type="float">
            <text:p>2971930.5</text:p>
          </table:table-cell>
          <table:table-cell office:value-type="float" office:value="2881683.75" calcext:value-type="float">
            <text:p>2881683.75</text:p>
          </table:table-cell>
          <table:table-cell office:value-type="float" office:value="2789555.75" calcext:value-type="float">
            <text:p>2789555.75</text:p>
          </table:table-cell>
          <table:table-cell office:value-type="float" office:value="2686690" calcext:value-type="float">
            <text:p>2686690</text:p>
          </table:table-cell>
          <table:table-cell office:value-type="float" office:value="2609342.5" calcext:value-type="float">
            <text:p>2609342.5</text:p>
          </table:table-cell>
          <table:table-cell office:value-type="float" office:value="2581086.5" calcext:value-type="float">
            <text:p>2581086.5</text:p>
          </table:table-cell>
          <table:table-cell office:value-type="float" office:value="2497725.75" calcext:value-type="float">
            <text:p>2497725.75</text:p>
          </table:table-cell>
          <table:table-cell office:value-type="float" office:value="2557827" calcext:value-type="float">
            <text:p>2557827</text:p>
          </table:table-cell>
          <table:table-cell office:value-type="float" office:value="2477783.75" calcext:value-type="float">
            <text:p>2477783.75</text:p>
          </table:table-cell>
          <table:table-cell office:value-type="float" office:value="2425123.5" calcext:value-type="float">
            <text:p>2425123.5</text:p>
          </table:table-cell>
          <table:table-cell office:value-type="float" office:value="2560425" calcext:value-type="float">
            <text:p>2560425</text:p>
          </table:table-cell>
        </table:table-row>
        <table:table-row table:style-name="ro1">
          <table:table-cell office:value-type="string" calcext:value-type="string">
            <text:p>blinks recorded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_CCORR</text:p>
          </table:table-cell>
          <table:table-cell office:value-type="float" office:value="21129156" calcext:value-type="float">
            <text:p>21129156</text:p>
          </table:table-cell>
          <table:table-cell office:value-type="float" office:value="21036352" calcext:value-type="float">
            <text:p>21036352</text:p>
          </table:table-cell>
          <table:table-cell office:value-type="float" office:value="25536018" calcext:value-type="float">
            <text:p>25536018</text:p>
          </table:table-cell>
          <table:table-cell office:value-type="float" office:value="28196202" calcext:value-type="float">
            <text:p>28196202</text:p>
          </table:table-cell>
          <table:table-cell office:value-type="float" office:value="30330830" calcext:value-type="float">
            <text:p>30330830</text:p>
          </table:table-cell>
          <table:table-cell office:value-type="float" office:value="32963446" calcext:value-type="float">
            <text:p>32963446</text:p>
          </table:table-cell>
          <table:table-cell office:value-type="float" office:value="37622552" calcext:value-type="float">
            <text:p>37622552</text:p>
          </table:table-cell>
          <table:table-cell office:value-type="float" office:value="40340616" calcext:value-type="float">
            <text:p>40340616</text:p>
          </table:table-cell>
          <table:table-cell office:value-type="float" office:value="40886856" calcext:value-type="float">
            <text:p>40886856</text:p>
          </table:table-cell>
          <table:table-cell office:value-type="float" office:value="44787120" calcext:value-type="float">
            <text:p>44787120</text:p>
          </table:table-cell>
          <table:table-cell office:value-type="float" office:value="46388604" calcext:value-type="float">
            <text:p>46388604</text:p>
          </table:table-cell>
          <table:table-cell office:value-type="float" office:value="47740032" calcext:value-type="float">
            <text:p>47740032</text:p>
          </table:table-cell>
          <table:table-cell office:value-type="float" office:value="48561500" calcext:value-type="float">
            <text:p>48561500</text:p>
          </table:table-cell>
          <table:table-cell office:value-type="float" office:value="48041788" calcext:value-type="float">
            <text:p>48041788</text:p>
          </table:table-cell>
          <table:table-cell office:value-type="float" office:value="48691592" calcext:value-type="float">
            <text:p>48691592</text:p>
          </table:table-cell>
          <table:table-cell office:value-type="float" office:value="48565080" calcext:value-type="float">
            <text:p>48565080</text:p>
          </table:table-cell>
          <table:table-cell office:value-type="float" office:value="47779600" calcext:value-type="float">
            <text:p>47779600</text:p>
          </table:table-cell>
          <table:table-cell office:value-type="float" office:value="48792044" calcext:value-type="float">
            <text:p>48792044</text:p>
          </table:table-cell>
          <table:table-cell office:value-type="float" office:value="49191808" calcext:value-type="float">
            <text:p>49191808</text:p>
          </table:table-cell>
          <table:table-cell office:value-type="float" office:value="48689084" calcext:value-type="float">
            <text:p>48689084</text:p>
          </table:table-cell>
          <table:table-cell office:value-type="float" office:value="48554344" calcext:value-type="float">
            <text:p>48554344</text:p>
          </table:table-cell>
          <table:table-cell office:value-type="float" office:value="48223604" calcext:value-type="float">
            <text:p>48223604</text:p>
          </table:table-cell>
          <table:table-cell office:value-type="float" office:value="48461780" calcext:value-type="float">
            <text:p>48461780</text:p>
          </table:table-cell>
          <table:table-cell office:value-type="float" office:value="48579000" calcext:value-type="float">
            <text:p>48579000</text:p>
          </table:table-cell>
          <table:table-cell office:value-type="float" office:value="48318356" calcext:value-type="float">
            <text:p>48318356</text:p>
          </table:table-cell>
          <table:table-cell office:value-type="float" office:value="48027876" calcext:value-type="float">
            <text:p>48027876</text:p>
          </table:table-cell>
          <table:table-cell office:value-type="float" office:value="47608968" calcext:value-type="float">
            <text:p>47608968</text:p>
          </table:table-cell>
          <table:table-cell office:value-type="float" office:value="47607232" calcext:value-type="float">
            <text:p>47607232</text:p>
          </table:table-cell>
          <table:table-cell office:value-type="float" office:value="47414204" calcext:value-type="float">
            <text:p>47414204</text:p>
          </table:table-cell>
          <table:table-cell office:value-type="float" office:value="46308916" calcext:value-type="float">
            <text:p>46308916</text:p>
          </table:table-cell>
          <table:table-cell office:value-type="float" office:value="48108136" calcext:value-type="float">
            <text:p>48108136</text:p>
          </table:table-cell>
          <table:table-cell office:value-type="float" office:value="48096088" calcext:value-type="float">
            <text:p>48096088</text:p>
          </table:table-cell>
          <table:table-cell office:value-type="float" office:value="48549856" calcext:value-type="float">
            <text:p>48549856</text:p>
          </table:table-cell>
          <table:table-cell office:value-type="float" office:value="48223528" calcext:value-type="float">
            <text:p>48223528</text:p>
          </table:table-cell>
          <table:table-cell office:value-type="float" office:value="51663668" calcext:value-type="float">
            <text:p>51663668</text:p>
          </table:table-cell>
          <table:table-cell office:value-type="float" office:value="54727504" calcext:value-type="float">
            <text:p>54727504</text:p>
          </table:table-cell>
          <table:table-cell office:value-type="float" office:value="53328824" calcext:value-type="float">
            <text:p>53328824</text:p>
          </table:table-cell>
          <table:table-cell office:value-type="float" office:value="52704864" calcext:value-type="float">
            <text:p>52704864</text:p>
          </table:table-cell>
          <table:table-cell office:value-type="float" office:value="49980884" calcext:value-type="float">
            <text:p>49980884</text:p>
          </table:table-cell>
          <table:table-cell office:value-type="float" office:value="47344308" calcext:value-type="float">
            <text:p>47344308</text:p>
          </table:table-cell>
          <table:table-cell office:value-type="float" office:value="48225776" calcext:value-type="float">
            <text:p>48225776</text:p>
          </table:table-cell>
          <table:table-cell office:value-type="float" office:value="46847724" calcext:value-type="float">
            <text:p>46847724</text:p>
          </table:table-cell>
          <table:table-cell office:value-type="float" office:value="47765248" calcext:value-type="float">
            <text:p>47765248</text:p>
          </table:table-cell>
          <table:table-cell office:value-type="float" office:value="47606736" calcext:value-type="float">
            <text:p>47606736</text:p>
          </table:table-cell>
          <table:table-cell office:value-type="float" office:value="47405192" calcext:value-type="float">
            <text:p>47405192</text:p>
          </table:table-cell>
          <table:table-cell office:value-type="float" office:value="46931600" calcext:value-type="float">
            <text:p>46931600</text:p>
          </table:table-cell>
          <table:table-cell office:value-type="float" office:value="46597408" calcext:value-type="float">
            <text:p>46597408</text:p>
          </table:table-cell>
          <table:table-cell office:value-type="float" office:value="48061872" calcext:value-type="float">
            <text:p>48061872</text:p>
          </table:table-cell>
          <table:table-cell office:value-type="float" office:value="48190372" calcext:value-type="float">
            <text:p>48190372</text:p>
          </table:table-cell>
          <table:table-cell office:value-type="float" office:value="47582208" calcext:value-type="float">
            <text:p>47582208</text:p>
          </table:table-cell>
          <table:table-cell office:value-type="float" office:value="46649116" calcext:value-type="float">
            <text:p>46649116</text:p>
          </table:table-cell>
          <table:table-cell office:value-type="float" office:value="47944836" calcext:value-type="float">
            <text:p>47944836</text:p>
          </table:table-cell>
          <table:table-cell office:value-type="float" office:value="48434468" calcext:value-type="float">
            <text:p>48434468</text:p>
          </table:table-cell>
          <table:table-cell office:value-type="float" office:value="54245008" calcext:value-type="float">
            <text:p>54245008</text:p>
          </table:table-cell>
          <table:table-cell office:value-type="float" office:value="53374772" calcext:value-type="float">
            <text:p>53374772</text:p>
          </table:table-cell>
          <table:table-cell office:value-type="float" office:value="52767968" calcext:value-type="float">
            <text:p>52767968</text:p>
          </table:table-cell>
          <table:table-cell office:value-type="float" office:value="53562700" calcext:value-type="float">
            <text:p>53562700</text:p>
          </table:table-cell>
          <table:table-cell office:value-type="float" office:value="48900192" calcext:value-type="float">
            <text:p>48900192</text:p>
          </table:table-cell>
          <table:table-cell office:value-type="float" office:value="48490828" calcext:value-type="float">
            <text:p>48490828</text:p>
          </table:table-cell>
          <table:table-cell office:value-type="float" office:value="48442032" calcext:value-type="float">
            <text:p>48442032</text:p>
          </table:table-cell>
          <table:table-cell office:value-type="float" office:value="47993280" calcext:value-type="float">
            <text:p>47993280</text:p>
          </table:table-cell>
          <table:table-cell office:value-type="float" office:value="48643824" calcext:value-type="float">
            <text:p>48643824</text:p>
          </table:table-cell>
          <table:table-cell office:value-type="float" office:value="47718160" calcext:value-type="float">
            <text:p>47718160</text:p>
          </table:table-cell>
          <table:table-cell office:value-type="float" office:value="47180408" calcext:value-type="float">
            <text:p>47180408</text:p>
          </table:table-cell>
          <table:table-cell office:value-type="float" office:value="48748092" calcext:value-type="float">
            <text:p>48748092</text:p>
          </table:table-cell>
        </table:table-row>
        <table:table-row table:style-name="ro1">
          <table:table-cell office:value-type="string" calcext:value-type="string">
            <text:p>TM_SQDIFF_NORMED</text:p>
          </table:table-cell>
          <table:table-cell office:value-type="float" office:value="0.84860622882843" calcext:value-type="float">
            <text:p>0.8486062288</text:p>
          </table:table-cell>
          <table:table-cell office:value-type="float" office:value="0.856432497501373" calcext:value-type="float">
            <text:p>0.8564324975</text:p>
          </table:table-cell>
          <table:table-cell office:value-type="float" office:value="0.542086601257324" calcext:value-type="float">
            <text:p>0.5420866013</text:p>
          </table:table-cell>
          <table:table-cell office:value-type="float" office:value="0.416641652584076" calcext:value-type="float">
            <text:p>0.4166416526</text:p>
          </table:table-cell>
          <table:table-cell office:value-type="float" office:value="0.34214648604393" calcext:value-type="float">
            <text:p>0.342146486</text:p>
          </table:table-cell>
          <table:table-cell office:value-type="float" office:value="0.271013051271439" calcext:value-type="float">
            <text:p>0.2710130513</text:p>
          </table:table-cell>
          <table:table-cell office:value-type="float" office:value="0.191404208540916" calcext:value-type="float">
            <text:p>0.1914042085</text:p>
          </table:table-cell>
          <table:table-cell office:value-type="float" office:value="0.163869068026543" calcext:value-type="float">
            <text:p>0.163869068</text:p>
          </table:table-cell>
          <table:table-cell office:value-type="float" office:value="0.157306060194969" calcext:value-type="float">
            <text:p>0.1573060602</text:p>
          </table:table-cell>
          <table:table-cell office:value-type="float" office:value="0.132164388895035" calcext:value-type="float">
            <text:p>0.1321643889</text:p>
          </table:table-cell>
          <table:table-cell office:value-type="float" office:value="0.127285197377205" calcext:value-type="float">
            <text:p>0.1272851974</text:p>
          </table:table-cell>
          <table:table-cell office:value-type="float" office:value="0.125314652919769" calcext:value-type="float">
            <text:p>0.1253146529</text:p>
          </table:table-cell>
          <table:table-cell office:value-type="float" office:value="0.122449271380901" calcext:value-type="float">
            <text:p>0.1224492714</text:p>
          </table:table-cell>
          <table:table-cell office:value-type="float" office:value="0.12248620390892" calcext:value-type="float">
            <text:p>0.1224862039</text:p>
          </table:table-cell>
          <table:table-cell office:value-type="float" office:value="0.10754968971014" calcext:value-type="float">
            <text:p>0.1075496897</text:p>
          </table:table-cell>
          <table:table-cell office:value-type="float" office:value="0.108470819890499" calcext:value-type="float">
            <text:p>0.1084708199</text:p>
          </table:table-cell>
          <table:table-cell office:value-type="float" office:value="0.108619809150696" calcext:value-type="float">
            <text:p>0.1086198092</text:p>
          </table:table-cell>
          <table:table-cell office:value-type="float" office:value="0.107340544462204" calcext:value-type="float">
            <text:p>0.1073405445</text:p>
          </table:table-cell>
          <table:table-cell office:value-type="float" office:value="0.107761397957802" calcext:value-type="float">
            <text:p>0.107761398</text:p>
          </table:table-cell>
          <table:table-cell office:value-type="float" office:value="0.108420588076115" calcext:value-type="float">
            <text:p>0.1084205881</text:p>
          </table:table-cell>
          <table:table-cell office:value-type="float" office:value="0.11710200458765" calcext:value-type="float">
            <text:p>0.1171020046</text:p>
          </table:table-cell>
          <table:table-cell office:value-type="float" office:value="0.117895379662514" calcext:value-type="float">
            <text:p>0.1178953797</text:p>
          </table:table-cell>
          <table:table-cell office:value-type="float" office:value="0.120287753641605" calcext:value-type="float">
            <text:p>0.1202877536</text:p>
          </table:table-cell>
          <table:table-cell office:value-type="float" office:value="0.119008995592594" calcext:value-type="float">
            <text:p>0.1190089956</text:p>
          </table:table-cell>
          <table:table-cell office:value-type="float" office:value="0.11889711022377" calcext:value-type="float">
            <text:p>0.1188971102</text:p>
          </table:table-cell>
          <table:table-cell office:value-type="float" office:value="0.119680188596249" calcext:value-type="float">
            <text:p>0.1196801886</text:p>
          </table:table-cell>
          <table:table-cell office:value-type="float" office:value="0.121495984494686" calcext:value-type="float">
            <text:p>0.1214959845</text:p>
          </table:table-cell>
          <table:table-cell office:value-type="float" office:value="0.123311921954155" calcext:value-type="float">
            <text:p>0.123311922</text:p>
          </table:table-cell>
          <table:table-cell office:value-type="float" office:value="0.123598486185074" calcext:value-type="float">
            <text:p>0.1235984862</text:p>
          </table:table-cell>
          <table:table-cell office:value-type="float" office:value="0.124084301292896" calcext:value-type="float">
            <text:p>0.1240843013</text:p>
          </table:table-cell>
          <table:table-cell office:value-type="float" office:value="0.123910069465637" calcext:value-type="float">
            <text:p>0.1239100695</text:p>
          </table:table-cell>
          <table:table-cell office:value-type="float" office:value="0.123020678758621" calcext:value-type="float">
            <text:p>0.1230206788</text:p>
          </table:table-cell>
          <table:table-cell office:value-type="float" office:value="0.12503607571125" calcext:value-type="float">
            <text:p>0.1250360757</text:p>
          </table:table-cell>
          <table:table-cell office:value-type="float" office:value="0.124752014875412" calcext:value-type="float">
            <text:p>0.1247520149</text:p>
          </table:table-cell>
          <table:table-cell office:value-type="float" office:value="0.0842368751764298" calcext:value-type="float">
            <text:p>0.0842368752</text:p>
          </table:table-cell>
          <table:table-cell office:value-type="float" office:value="0.088516429066658" calcext:value-type="float">
            <text:p>0.0885164291</text:p>
          </table:table-cell>
          <table:table-cell office:value-type="float" office:value="0.0493221916258335" calcext:value-type="float">
            <text:p>0.0493221916</text:p>
          </table:table-cell>
          <table:table-cell office:value-type="float" office:value="0.0795285627245903" calcext:value-type="float">
            <text:p>0.0795285627</text:p>
          </table:table-cell>
          <table:table-cell office:value-type="float" office:value="0.0914013385772705" calcext:value-type="float">
            <text:p>0.0914013386</text:p>
          </table:table-cell>
          <table:table-cell office:value-type="float" office:value="0.127273544669151" calcext:value-type="float">
            <text:p>0.1272735447</text:p>
          </table:table-cell>
          <table:table-cell office:value-type="float" office:value="0.127740770578384" calcext:value-type="float">
            <text:p>0.1277407706</text:p>
          </table:table-cell>
          <table:table-cell office:value-type="float" office:value="0.129961147904396" calcext:value-type="float">
            <text:p>0.1299611479</text:p>
          </table:table-cell>
          <table:table-cell office:value-type="float" office:value="0.129984185099602" calcext:value-type="float">
            <text:p>0.1299841851</text:p>
          </table:table-cell>
          <table:table-cell office:value-type="float" office:value="0.129491373896599" calcext:value-type="float">
            <text:p>0.1294913739</text:p>
          </table:table-cell>
          <table:table-cell office:value-type="float" office:value="0.129261463880539" calcext:value-type="float">
            <text:p>0.1292614639</text:p>
          </table:table-cell>
          <table:table-cell office:value-type="float" office:value="0.128922507166862" calcext:value-type="float">
            <text:p>0.1289225072</text:p>
          </table:table-cell>
          <table:table-cell office:value-type="float" office:value="0.127333745360374" calcext:value-type="float">
            <text:p>0.1273337454</text:p>
          </table:table-cell>
          <table:table-cell office:value-type="float" office:value="0.123964123427868" calcext:value-type="float">
            <text:p>0.1239641234</text:p>
          </table:table-cell>
          <table:table-cell office:value-type="float" office:value="0.125027313828468" calcext:value-type="float">
            <text:p>0.1250273138</text:p>
          </table:table-cell>
          <table:table-cell office:value-type="float" office:value="0.122342877089977" calcext:value-type="float">
            <text:p>0.1223428771</text:p>
          </table:table-cell>
          <table:table-cell office:value-type="float" office:value="0.121687307953835" calcext:value-type="float">
            <text:p>0.121687308</text:p>
          </table:table-cell>
          <table:table-cell office:value-type="float" office:value="0.121252626180649" calcext:value-type="float">
            <text:p>0.1212526262</text:p>
          </table:table-cell>
          <table:table-cell office:value-type="float" office:value="0.120627708733082" calcext:value-type="float">
            <text:p>0.1206277087</text:p>
          </table:table-cell>
          <table:table-cell office:value-type="float" office:value="0.0850544273853302" calcext:value-type="float">
            <text:p>0.0850544274</text:p>
          </table:table-cell>
          <table:table-cell office:value-type="float" office:value="0.0501331239938736" calcext:value-type="float">
            <text:p>0.050133124</text:p>
          </table:table-cell>
          <table:table-cell office:value-type="float" office:value="0.0498815327882767" calcext:value-type="float">
            <text:p>0.0498815328</text:p>
          </table:table-cell>
          <table:table-cell office:value-type="float" office:value="0.0814957171678543" calcext:value-type="float">
            <text:p>0.0814957172</text:p>
          </table:table-cell>
          <table:table-cell office:value-type="float" office:value="0.106178298592567" calcext:value-type="float">
            <text:p>0.1061782986</text:p>
          </table:table-cell>
          <table:table-cell office:value-type="float" office:value="0.117125630378723" calcext:value-type="float">
            <text:p>0.1171256304</text:p>
          </table:table-cell>
          <table:table-cell office:value-type="float" office:value="0.122240670025349" calcext:value-type="float">
            <text:p>0.12224067</text:p>
          </table:table-cell>
          <table:table-cell office:value-type="float" office:value="0.126178607344627" calcext:value-type="float">
            <text:p>0.1261786073</text:p>
          </table:table-cell>
          <table:table-cell office:value-type="float" office:value="0.12704810500145" calcext:value-type="float">
            <text:p>0.127048105</text:p>
          </table:table-cell>
          <table:table-cell office:value-type="float" office:value="0.128451570868492" calcext:value-type="float">
            <text:p>0.1284515709</text:p>
          </table:table-cell>
          <table:table-cell office:value-type="float" office:value="0.128012552857399" calcext:value-type="float">
            <text:p>0.1280125529</text:p>
          </table:table-cell>
          <table:table-cell office:value-type="float" office:value="0.123782999813557" calcext:value-type="float">
            <text:p>0.1237829998</text:p>
          </table:table-cell>
        </table:table-row>
        <table:table-row table:style-name="ro1">
          <table:table-cell office:value-type="string" calcext:value-type="string">
            <text:p>big blinks recorded </text:p>
          </table:table-cell>
          <table:table-cell table:formula="of:=[.B5] * 5000000" office:value-type="float" office:value="0" calcext:value-type="float">
            <text:p>0</text:p>
          </table:table-cell>
          <table:table-cell table:formula="of:=[.C5] * 5000000" office:value-type="float" office:value="0" calcext:value-type="float">
            <text:p>0</text:p>
          </table:table-cell>
          <table:table-cell table:formula="of:=[.D5] * 5000000" office:value-type="float" office:value="0" calcext:value-type="float">
            <text:p>0</text:p>
          </table:table-cell>
          <table:table-cell table:formula="of:=[.E5] * 5000000" office:value-type="float" office:value="0" calcext:value-type="float">
            <text:p>0</text:p>
          </table:table-cell>
          <table:table-cell table:formula="of:=[.F5] * 5000000" office:value-type="float" office:value="0" calcext:value-type="float">
            <text:p>0</text:p>
          </table:table-cell>
          <table:table-cell table:formula="of:=[.G5] * 5000000" office:value-type="float" office:value="0" calcext:value-type="float">
            <text:p>0</text:p>
          </table:table-cell>
          <table:table-cell table:formula="of:=[.H5] * 5000000" office:value-type="float" office:value="0" calcext:value-type="float">
            <text:p>0</text:p>
          </table:table-cell>
          <table:table-cell table:formula="of:=[.I5] * 5000000" office:value-type="float" office:value="0" calcext:value-type="float">
            <text:p>0</text:p>
          </table:table-cell>
          <table:table-cell table:formula="of:=[.J5] * 5000000" office:value-type="float" office:value="0" calcext:value-type="float">
            <text:p>0</text:p>
          </table:table-cell>
          <table:table-cell table:formula="of:=[.K5] * 5000000" office:value-type="float" office:value="0" calcext:value-type="float">
            <text:p>0</text:p>
          </table:table-cell>
          <table:table-cell table:formula="of:=[.L5] * 5000000" office:value-type="float" office:value="0" calcext:value-type="float">
            <text:p>0</text:p>
          </table:table-cell>
          <table:table-cell table:formula="of:=[.M5] * 5000000" office:value-type="float" office:value="0" calcext:value-type="float">
            <text:p>0</text:p>
          </table:table-cell>
          <table:table-cell table:formula="of:=[.N5] * 5000000" office:value-type="float" office:value="0" calcext:value-type="float">
            <text:p>0</text:p>
          </table:table-cell>
          <table:table-cell table:formula="of:=[.O5] * 5000000" office:value-type="float" office:value="0" calcext:value-type="float">
            <text:p>0</text:p>
          </table:table-cell>
          <table:table-cell table:formula="of:=[.P5] * 5000000" office:value-type="float" office:value="0" calcext:value-type="float">
            <text:p>0</text:p>
          </table:table-cell>
          <table:table-cell table:formula="of:=[.Q5] * 5000000" office:value-type="float" office:value="0" calcext:value-type="float">
            <text:p>0</text:p>
          </table:table-cell>
          <table:table-cell table:formula="of:=[.R5] * 5000000" office:value-type="float" office:value="0" calcext:value-type="float">
            <text:p>0</text:p>
          </table:table-cell>
          <table:table-cell table:formula="of:=[.S5] * 5000000" office:value-type="float" office:value="0" calcext:value-type="float">
            <text:p>0</text:p>
          </table:table-cell>
          <table:table-cell table:formula="of:=[.T5] * 5000000" office:value-type="float" office:value="0" calcext:value-type="float">
            <text:p>0</text:p>
          </table:table-cell>
          <table:table-cell table:formula="of:=[.U5] * 5000000" office:value-type="float" office:value="0" calcext:value-type="float">
            <text:p>0</text:p>
          </table:table-cell>
          <table:table-cell table:formula="of:=[.V5] * 5000000" office:value-type="float" office:value="0" calcext:value-type="float">
            <text:p>0</text:p>
          </table:table-cell>
          <table:table-cell table:formula="of:=[.W5] * 5000000" office:value-type="float" office:value="0" calcext:value-type="float">
            <text:p>0</text:p>
          </table:table-cell>
          <table:table-cell table:formula="of:=[.X5] * 5000000" office:value-type="float" office:value="0" calcext:value-type="float">
            <text:p>0</text:p>
          </table:table-cell>
          <table:table-cell table:formula="of:=[.Y5] * 5000000" office:value-type="float" office:value="0" calcext:value-type="float">
            <text:p>0</text:p>
          </table:table-cell>
          <table:table-cell table:formula="of:=[.Z5] * 5000000" office:value-type="float" office:value="0" calcext:value-type="float">
            <text:p>0</text:p>
          </table:table-cell>
          <table:table-cell table:formula="of:=[.AA5] * 5000000" office:value-type="float" office:value="0" calcext:value-type="float">
            <text:p>0</text:p>
          </table:table-cell>
          <table:table-cell table:formula="of:=[.AB5] * 5000000" office:value-type="float" office:value="0" calcext:value-type="float">
            <text:p>0</text:p>
          </table:table-cell>
          <table:table-cell table:formula="of:=[.AC5] * 5000000" office:value-type="float" office:value="0" calcext:value-type="float">
            <text:p>0</text:p>
          </table:table-cell>
          <table:table-cell table:formula="of:=[.AD5] * 5000000" office:value-type="float" office:value="0" calcext:value-type="float">
            <text:p>0</text:p>
          </table:table-cell>
          <table:table-cell table:formula="of:=[.AE5] * 5000000" office:value-type="float" office:value="0" calcext:value-type="float">
            <text:p>0</text:p>
          </table:table-cell>
          <table:table-cell table:formula="of:=[.AF5] * 5000000" office:value-type="float" office:value="0" calcext:value-type="float">
            <text:p>0</text:p>
          </table:table-cell>
          <table:table-cell table:formula="of:=[.AG5] * 5000000" office:value-type="float" office:value="0" calcext:value-type="float">
            <text:p>0</text:p>
          </table:table-cell>
          <table:table-cell table:formula="of:=[.AH5] * 5000000" office:value-type="float" office:value="0" calcext:value-type="float">
            <text:p>0</text:p>
          </table:table-cell>
          <table:table-cell table:formula="of:=[.AI5] * 5000000" office:value-type="float" office:value="5000000" calcext:value-type="float">
            <text:p>5000000</text:p>
          </table:table-cell>
          <table:table-cell table:formula="of:=[.AJ5] * 5000000" office:value-type="float" office:value="0" calcext:value-type="float">
            <text:p>0</text:p>
          </table:table-cell>
          <table:table-cell table:formula="of:=[.AK5] * 5000000" office:value-type="float" office:value="0" calcext:value-type="float">
            <text:p>0</text:p>
          </table:table-cell>
          <table:table-cell table:formula="of:=[.AL5] * 5000000" office:value-type="float" office:value="0" calcext:value-type="float">
            <text:p>0</text:p>
          </table:table-cell>
          <table:table-cell table:formula="of:=[.AM5] * 5000000" office:value-type="float" office:value="0" calcext:value-type="float">
            <text:p>0</text:p>
          </table:table-cell>
          <table:table-cell table:formula="of:=[.AN5] * 5000000" office:value-type="float" office:value="0" calcext:value-type="float">
            <text:p>0</text:p>
          </table:table-cell>
          <table:table-cell table:formula="of:=[.AO5] * 5000000" office:value-type="float" office:value="0" calcext:value-type="float">
            <text:p>0</text:p>
          </table:table-cell>
          <table:table-cell table:formula="of:=[.AP5] * 5000000" office:value-type="float" office:value="0" calcext:value-type="float">
            <text:p>0</text:p>
          </table:table-cell>
          <table:table-cell table:formula="of:=[.AQ5] * 5000000" office:value-type="float" office:value="0" calcext:value-type="float">
            <text:p>0</text:p>
          </table:table-cell>
          <table:table-cell table:formula="of:=[.AR5] * 5000000" office:value-type="float" office:value="0" calcext:value-type="float">
            <text:p>0</text:p>
          </table:table-cell>
          <table:table-cell table:formula="of:=[.AS5] * 5000000" office:value-type="float" office:value="0" calcext:value-type="float">
            <text:p>0</text:p>
          </table:table-cell>
          <table:table-cell table:formula="of:=[.AT5] * 5000000" office:value-type="float" office:value="0" calcext:value-type="float">
            <text:p>0</text:p>
          </table:table-cell>
          <table:table-cell table:formula="of:=[.AU5] * 5000000" office:value-type="float" office:value="0" calcext:value-type="float">
            <text:p>0</text:p>
          </table:table-cell>
          <table:table-cell table:formula="of:=[.AV5] * 5000000" office:value-type="float" office:value="0" calcext:value-type="float">
            <text:p>0</text:p>
          </table:table-cell>
          <table:table-cell table:formula="of:=[.AW5] * 5000000" office:value-type="float" office:value="0" calcext:value-type="float">
            <text:p>0</text:p>
          </table:table-cell>
          <table:table-cell table:formula="of:=[.AX5] * 5000000" office:value-type="float" office:value="0" calcext:value-type="float">
            <text:p>0</text:p>
          </table:table-cell>
          <table:table-cell table:formula="of:=[.AY5] * 5000000" office:value-type="float" office:value="0" calcext:value-type="float">
            <text:p>0</text:p>
          </table:table-cell>
          <table:table-cell table:formula="of:=[.AZ5] * 5000000" office:value-type="float" office:value="0" calcext:value-type="float">
            <text:p>0</text:p>
          </table:table-cell>
          <table:table-cell table:formula="of:=[.BA5] * 5000000" office:value-type="float" office:value="5000000" calcext:value-type="float">
            <text:p>5000000</text:p>
          </table:table-cell>
          <table:table-cell table:formula="of:=[.BB5] * 5000000" office:value-type="float" office:value="0" calcext:value-type="float">
            <text:p>0</text:p>
          </table:table-cell>
          <table:table-cell table:formula="of:=[.BC5] * 5000000" office:value-type="float" office:value="0" calcext:value-type="float">
            <text:p>0</text:p>
          </table:table-cell>
          <table:table-cell table:formula="of:=[.BD5] * 5000000" office:value-type="float" office:value="0" calcext:value-type="float">
            <text:p>0</text:p>
          </table:table-cell>
          <table:table-cell table:formula="of:=[.BE5] * 5000000" office:value-type="float" office:value="0" calcext:value-type="float">
            <text:p>0</text:p>
          </table:table-cell>
          <table:table-cell table:formula="of:=[.BF5] * 5000000" office:value-type="float" office:value="0" calcext:value-type="float">
            <text:p>0</text:p>
          </table:table-cell>
          <table:table-cell table:formula="of:=[.BG5] * 5000000" office:value-type="float" office:value="0" calcext:value-type="float">
            <text:p>0</text:p>
          </table:table-cell>
          <table:table-cell table:formula="of:=[.BH5] * 5000000" office:value-type="float" office:value="0" calcext:value-type="float">
            <text:p>0</text:p>
          </table:table-cell>
          <table:table-cell table:formula="of:=[.BI5] * 5000000" office:value-type="float" office:value="0" calcext:value-type="float">
            <text:p>0</text:p>
          </table:table-cell>
          <table:table-cell table:formula="of:=[.BJ5] * 5000000" office:value-type="float" office:value="0" calcext:value-type="float">
            <text:p>0</text:p>
          </table:table-cell>
          <table:table-cell table:formula="of:=[.BK5] * 5000000" office:value-type="float" office:value="0" calcext:value-type="float">
            <text:p>0</text:p>
          </table:table-cell>
          <table:table-cell table:formula="of:=[.BL5] * 5000000" office:value-type="float" office:value="0" calcext:value-type="float">
            <text:p>0</text:p>
          </table:table-cell>
          <table:table-cell table:formula="of:=[.BM5] * 5000000" office:value-type="float" office:value="0" calcext:value-type="float">
            <text:p>0</text:p>
          </table:table-cell>
          <table:table-cell table:formula="of:=[.BN5] * 50000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17:26:10.973000000</meta:creation-date>
    <dc:date>2014-09-14T17:37:51.906000000</dc:date>
    <meta:editing-duration>PT8M32S</meta:editing-duration>
    <meta:editing-cycles>2</meta:editing-cycles>
    <meta:generator>LibreOffice/4.2.6.3$Windows_x86 LibreOffice_project/3fd416d4c6db7d3204c17ce57a1d70f6e531ee21</meta:generator>
    <meta:document-statistic meta:table-count="1" meta:cell-count="52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Sheet1.A1:Sheet1.BN1 Sheet1.A5:Sheet1.BN5" chart:data-source-has-labels="column" svg:x="0.77cm" svg:y="0.855cm" svg:width="9.489cm" svg:height="7.545cm">
          <chartooo:coordinate-region svg:x="1.497cm" svg:y="1.055cm" svg:width="8.622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N1" chart:label-cell-address="Sheet1.A1:Sheet1.A1" chart:class="chart:line">
            <chart:data-point chart:repeated="65"/>
          </chart:series>
          <chart:series chart:style-name="ch7" chart:values-cell-range-address="Sheet1.B5:Sheet1.BN5" chart:label-cell-address="Sheet1.A5:Sheet1.A5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EFF_NORMED</text:p>
                <draw:g>
                  <svg:desc>Sheet1.A1:Sheet1.A1</svg:desc>
                </draw:g>
              </table:table-cell>
              <table:table-cell office:value-type="float" office:value="0.509332835674286">
                <text:p>0.509332835674286</text:p>
                <draw:g>
                  <svg:desc>Sheet1.B1:Sheet1.BN1</svg:desc>
                </draw:g>
              </table:table-cell>
              <table:table-cell office:value-type="float" office:value="0.511220216751099">
                <text:p>0.511220216751099</text:p>
              </table:table-cell>
              <table:table-cell office:value-type="float" office:value="0.508453249931335">
                <text:p>0.508453249931335</text:p>
              </table:table-cell>
              <table:table-cell office:value-type="float" office:value="0.507929623126984">
                <text:p>0.507929623126984</text:p>
              </table:table-cell>
              <table:table-cell office:value-type="float" office:value="0.512309014797211">
                <text:p>0.512309014797211</text:p>
              </table:table-cell>
              <table:table-cell office:value-type="float" office:value="0.483805060386658">
                <text:p>0.483805060386658</text:p>
              </table:table-cell>
              <table:table-cell office:value-type="float" office:value="0.46819195151329">
                <text:p>0.46819195151329</text:p>
              </table:table-cell>
              <table:table-cell office:value-type="float" office:value="0.455190241336823">
                <text:p>0.455190241336823</text:p>
              </table:table-cell>
              <table:table-cell office:value-type="float" office:value="0.461789816617966">
                <text:p>0.461789816617966</text:p>
              </table:table-cell>
              <table:table-cell office:value-type="float" office:value="0.456380844116211">
                <text:p>0.456380844116211</text:p>
              </table:table-cell>
              <table:table-cell office:value-type="float" office:value="0.452899903059006">
                <text:p>0.452899903059006</text:p>
              </table:table-cell>
              <table:table-cell office:value-type="float" office:value="0.453256547451019">
                <text:p>0.453256547451019</text:p>
              </table:table-cell>
              <table:table-cell office:value-type="float" office:value="0.456959933042526">
                <text:p>0.456959933042526</text:p>
              </table:table-cell>
              <table:table-cell office:value-type="float" office:value="0.457054406404495">
                <text:p>0.457054406404495</text:p>
              </table:table-cell>
              <table:table-cell office:value-type="float" office:value="0.501045107841492">
                <text:p>0.501045107841492</text:p>
              </table:table-cell>
              <table:table-cell office:value-type="float" office:value="0.504827499389648">
                <text:p>0.504827499389648</text:p>
              </table:table-cell>
              <table:table-cell office:value-type="float" office:value="0.505566358566284">
                <text:p>0.505566358566284</text:p>
              </table:table-cell>
              <table:table-cell office:value-type="float" office:value="0.50651741027832">
                <text:p>0.50651741027832</text:p>
              </table:table-cell>
              <table:table-cell office:value-type="float" office:value="0.505568444728851">
                <text:p>0.505568444728851</text:p>
              </table:table-cell>
              <table:table-cell office:value-type="float" office:value="0.496486812829971">
                <text:p>0.496486812829971</text:p>
              </table:table-cell>
              <table:table-cell office:value-type="float" office:value="0.469443112611771">
                <text:p>0.469443112611771</text:p>
              </table:table-cell>
              <table:table-cell office:value-type="float" office:value="0.470424324274063">
                <text:p>0.470424324274063</text:p>
              </table:table-cell>
              <table:table-cell office:value-type="float" office:value="0.465262562036514">
                <text:p>0.465262562036514</text:p>
              </table:table-cell>
              <table:table-cell office:value-type="float" office:value="0.464678943157196">
                <text:p>0.464678943157196</text:p>
              </table:table-cell>
              <table:table-cell office:value-type="float" office:value="0.467600822448731">
                <text:p>0.467600822448731</text:p>
              </table:table-cell>
              <table:table-cell office:value-type="float" office:value="0.463691860437393">
                <text:p>0.463691860437393</text:p>
              </table:table-cell>
              <table:table-cell office:value-type="float" office:value="0.463301956653595">
                <text:p>0.463301956653595</text:p>
              </table:table-cell>
              <table:table-cell office:value-type="float" office:value="0.455301702022553">
                <text:p>0.455301702022553</text:p>
              </table:table-cell>
              <table:table-cell office:value-type="float" office:value="0.452568143606186">
                <text:p>0.452568143606186</text:p>
              </table:table-cell>
              <table:table-cell office:value-type="float" office:value="0.452861160039902">
                <text:p>0.452861160039902</text:p>
              </table:table-cell>
              <table:table-cell office:value-type="float" office:value="0.454979836940765">
                <text:p>0.454979836940765</text:p>
              </table:table-cell>
              <table:table-cell office:value-type="float" office:value="0.460114657878876">
                <text:p>0.460114657878876</text:p>
              </table:table-cell>
              <table:table-cell office:value-type="float" office:value="0.450925141572952">
                <text:p>0.450925141572952</text:p>
              </table:table-cell>
              <table:table-cell office:value-type="float" office:value="0.454718798398972">
                <text:p>0.454718798398972</text:p>
              </table:table-cell>
              <table:table-cell office:value-type="float" office:value="0.583727657794952">
                <text:p>0.583727657794952</text:p>
              </table:table-cell>
              <table:table-cell office:value-type="float" office:value="0.59876012802124">
                <text:p>0.59876012802124</text:p>
              </table:table-cell>
              <table:table-cell office:value-type="float" office:value="0.736294686794281">
                <text:p>0.736294686794281</text:p>
              </table:table-cell>
              <table:table-cell office:value-type="float" office:value="0.621908247470856">
                <text:p>0.621908247470856</text:p>
              </table:table-cell>
              <table:table-cell office:value-type="float" office:value="0.551124632358551">
                <text:p>0.551124632358551</text:p>
              </table:table-cell>
              <table:table-cell office:value-type="float" office:value="0.446947306394577">
                <text:p>0.446947306394577</text:p>
              </table:table-cell>
              <table:table-cell office:value-type="float" office:value="0.438111454248428">
                <text:p>0.438111454248428</text:p>
              </table:table-cell>
              <table:table-cell office:value-type="float" office:value="0.439663618803024">
                <text:p>0.439663618803024</text:p>
              </table:table-cell>
              <table:table-cell office:value-type="float" office:value="0.43903186917305">
                <text:p>0.43903186917305</text:p>
              </table:table-cell>
              <table:table-cell office:value-type="float" office:value="0.442181318998337">
                <text:p>0.442181318998337</text:p>
              </table:table-cell>
              <table:table-cell office:value-type="float" office:value="0.440459281206131">
                <text:p>0.440459281206131</text:p>
              </table:table-cell>
              <table:table-cell office:value-type="float" office:value="0.443529456853867">
                <text:p>0.443529456853867</text:p>
              </table:table-cell>
              <table:table-cell office:value-type="float" office:value="0.4481420814991">
                <text:p>0.4481420814991</text:p>
              </table:table-cell>
              <table:table-cell office:value-type="float" office:value="0.454040288925171">
                <text:p>0.454040288925171</text:p>
              </table:table-cell>
              <table:table-cell office:value-type="float" office:value="0.453889012336731">
                <text:p>0.453889012336731</text:p>
              </table:table-cell>
              <table:table-cell office:value-type="float" office:value="0.460490673780441">
                <text:p>0.460490673780441</text:p>
              </table:table-cell>
              <table:table-cell office:value-type="float" office:value="0.462606430053711">
                <text:p>0.462606430053711</text:p>
              </table:table-cell>
              <table:table-cell office:value-type="float" office:value="0.465563118457794">
                <text:p>0.465563118457794</text:p>
              </table:table-cell>
              <table:table-cell office:value-type="float" office:value="0.464561253786087">
                <text:p>0.464561253786087</text:p>
              </table:table-cell>
              <table:table-cell office:value-type="float" office:value="0.611231446266174">
                <text:p>0.611231446266174</text:p>
              </table:table-cell>
              <table:table-cell office:value-type="float" office:value="0.737689018249512">
                <text:p>0.737689018249512</text:p>
              </table:table-cell>
              <table:table-cell office:value-type="float" office:value="0.73736035823822">
                <text:p>0.73736035823822</text:p>
              </table:table-cell>
              <table:table-cell office:value-type="float" office:value="0.613892436027527">
                <text:p>0.613892436027527</text:p>
              </table:table-cell>
              <table:table-cell office:value-type="float" office:value="0.509935021400452">
                <text:p>0.509935021400452</text:p>
              </table:table-cell>
              <table:table-cell office:value-type="float" office:value="0.478948324918747">
                <text:p>0.478948324918747</text:p>
              </table:table-cell>
              <table:table-cell office:value-type="float" office:value="0.467668056488037">
                <text:p>0.467668056488037</text:p>
              </table:table-cell>
              <table:table-cell office:value-type="float" office:value="0.454856544733048">
                <text:p>0.454856544733048</text:p>
              </table:table-cell>
              <table:table-cell office:value-type="float" office:value="0.456279367208481">
                <text:p>0.456279367208481</text:p>
              </table:table-cell>
              <table:table-cell office:value-type="float" office:value="0.451667785644531">
                <text:p>0.451667785644531</text:p>
              </table:table-cell>
              <table:table-cell office:value-type="float" office:value="0.452024698257446">
                <text:p>0.452024698257446</text:p>
              </table:table-cell>
              <table:table-cell office:value-type="float" office:value="0.459283113479614">
                <text:p>0.459283113479614</text:p>
              </table:table-cell>
            </table:table-row>
            <table:table-row>
              <table:table-cell office:value-type="string">
                <text:p>blinks recorded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B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84cm" svg:y="3.952cm" style:legend-expansion="high" chart:style-name="ch2"/>
        <chart:plot-area chart:style-name="ch3" table:cell-range-address="Sheet1.A2:Sheet1.BN2 Sheet1.A5:Sheet1.BN5" chart:data-source-has-labels="column" svg:x="0.77cm" svg:y="0.855cm" svg:width="9.674cm" svg:height="7.545cm">
          <chartooo:coordinate-region svg:x="1.497cm" svg:y="1.055cm" svg:width="8.807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N2" chart:label-cell-address="Sheet1.A2:Sheet1.A2" chart:class="chart:line">
            <chart:data-point chart:repeated="65"/>
          </chart:series>
          <chart:series chart:style-name="ch7" chart:values-cell-range-address="Sheet1.B5:Sheet1.BN5" chart:label-cell-address="Sheet1.A5:Sheet1.A5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RR_NORMED</text:p>
                <draw:g>
                  <svg:desc>Sheet1.A2:Sheet1.A2</svg:desc>
                </draw:g>
              </table:table-cell>
              <table:table-cell office:value-type="float" office:value="0.927260637283325">
                <text:p>0.927260637283325</text:p>
                <draw:g>
                  <svg:desc>Sheet1.B2:Sheet1.BN2</svg:desc>
                </draw:g>
              </table:table-cell>
              <table:table-cell office:value-type="float" office:value="0.927450239658356">
                <text:p>0.927450239658356</text:p>
              </table:table-cell>
              <table:table-cell office:value-type="float" office:value="0.947121798992157">
                <text:p>0.947121798992157</text:p>
              </table:table-cell>
              <table:table-cell office:value-type="float" office:value="0.946871042251587">
                <text:p>0.946871042251587</text:p>
              </table:table-cell>
              <table:table-cell office:value-type="float" office:value="0.946502923965454">
                <text:p>0.946502923965454</text:p>
              </table:table-cell>
              <table:table-cell office:value-type="float" office:value="0.942761063575745">
                <text:p>0.942761063575745</text:p>
              </table:table-cell>
              <table:table-cell office:value-type="float" office:value="0.941285610198975">
                <text:p>0.941285610198975</text:p>
              </table:table-cell>
              <table:table-cell office:value-type="float" office:value="0.940121054649353">
                <text:p>0.940121054649353</text:p>
              </table:table-cell>
              <table:table-cell office:value-type="float" office:value="0.940839827060699">
                <text:p>0.940839827060699</text:p>
              </table:table-cell>
              <table:table-cell office:value-type="float" office:value="0.93985641002655">
                <text:p>0.93985641002655</text:p>
              </table:table-cell>
              <table:table-cell office:value-type="float" office:value="0.939318060874939">
                <text:p>0.939318060874939</text:p>
              </table:table-cell>
              <table:table-cell office:value-type="float" office:value="0.939081430435181">
                <text:p>0.939081430435181</text:p>
              </table:table-cell>
              <table:table-cell office:value-type="float" office:value="0.939768850803375">
                <text:p>0.939768850803375</text:p>
              </table:table-cell>
              <table:table-cell office:value-type="float" office:value="0.940391361713409">
                <text:p>0.940391361713409</text:p>
              </table:table-cell>
              <table:table-cell office:value-type="float" office:value="0.94646143913269">
                <text:p>0.94646143913269</text:p>
              </table:table-cell>
              <table:table-cell office:value-type="float" office:value="0.946029007434845">
                <text:p>0.946029007434845</text:p>
              </table:table-cell>
              <table:table-cell office:value-type="float" office:value="0.945899128913879">
                <text:p>0.945899128913879</text:p>
              </table:table-cell>
              <table:table-cell office:value-type="float" office:value="0.946559369564056">
                <text:p>0.946559369564056</text:p>
              </table:table-cell>
              <table:table-cell office:value-type="float" office:value="0.946214258670807">
                <text:p>0.946214258670807</text:p>
              </table:table-cell>
              <table:table-cell office:value-type="float" office:value="0.946320235729218">
                <text:p>0.946320235729218</text:p>
              </table:table-cell>
              <table:table-cell office:value-type="float" office:value="0.942241787910461">
                <text:p>0.942241787910461</text:p>
              </table:table-cell>
              <table:table-cell office:value-type="float" office:value="0.942370116710663">
                <text:p>0.942370116710663</text:p>
              </table:table-cell>
              <table:table-cell office:value-type="float" office:value="0.94116199016571">
                <text:p>0.94116199016571</text:p>
              </table:table-cell>
              <table:table-cell office:value-type="float" office:value="0.941490173339844">
                <text:p>0.941490173339844</text:p>
              </table:table-cell>
              <table:table-cell office:value-type="float" office:value="0.941766798496246">
                <text:p>0.941766798496246</text:p>
              </table:table-cell>
              <table:table-cell office:value-type="float" office:value="0.941480576992035">
                <text:p>0.941480576992035</text:p>
              </table:table-cell>
              <table:table-cell office:value-type="float" office:value="0.940926253795624">
                <text:p>0.940926253795624</text:p>
              </table:table-cell>
              <table:table-cell office:value-type="float" office:value="0.939996898174286">
                <text:p>0.939996898174286</text:p>
              </table:table-cell>
              <table:table-cell office:value-type="float" office:value="0.93955910205841">
                <text:p>0.93955910205841</text:p>
              </table:table-cell>
              <table:table-cell office:value-type="float" office:value="0.939559042453766">
                <text:p>0.939559042453766</text:p>
              </table:table-cell>
              <table:table-cell office:value-type="float" office:value="0.939912021160126">
                <text:p>0.939912021160126</text:p>
              </table:table-cell>
              <table:table-cell office:value-type="float" office:value="0.940434277057648">
                <text:p>0.940434277057648</text:p>
              </table:table-cell>
              <table:table-cell office:value-type="float" office:value="0.93958181142807">
                <text:p>0.93958181142807</text:p>
              </table:table-cell>
              <table:table-cell office:value-type="float" office:value="0.939699590206146">
                <text:p>0.939699590206146</text:p>
              </table:table-cell>
              <table:table-cell office:value-type="float" office:value="0.958322823047638">
                <text:p>0.958322823047638</text:p>
              </table:table-cell>
              <table:table-cell office:value-type="float" office:value="0.959155559539795">
                <text:p>0.959155559539795</text:p>
              </table:table-cell>
              <table:table-cell office:value-type="float" office:value="0.977239012718201">
                <text:p>0.977239012718201</text:p>
              </table:table-cell>
              <table:table-cell office:value-type="float" office:value="0.961745619773865">
                <text:p>0.961745619773865</text:p>
              </table:table-cell>
              <table:table-cell office:value-type="float" office:value="0.954300224781036">
                <text:p>0.954300224781036</text:p>
              </table:table-cell>
              <table:table-cell office:value-type="float" office:value="0.93825101852417">
                <text:p>0.93825101852417</text:p>
              </table:table-cell>
              <table:table-cell office:value-type="float" office:value="0.937199473381042">
                <text:p>0.937199473381042</text:p>
              </table:table-cell>
              <table:table-cell office:value-type="float" office:value="0.937198221683502">
                <text:p>0.937198221683502</text:p>
              </table:table-cell>
              <table:table-cell office:value-type="float" office:value="0.937281489372253">
                <text:p>0.937281489372253</text:p>
              </table:table-cell>
              <table:table-cell office:value-type="float" office:value="0.937427461147308">
                <text:p>0.937427461147308</text:p>
              </table:table-cell>
              <table:table-cell office:value-type="float" office:value="0.937755048274994">
                <text:p>0.937755048274994</text:p>
              </table:table-cell>
              <table:table-cell office:value-type="float" office:value="0.937788605690002">
                <text:p>0.937788605690002</text:p>
              </table:table-cell>
              <table:table-cell office:value-type="float" office:value="0.938292503356934">
                <text:p>0.938292503356934</text:p>
              </table:table-cell>
              <table:table-cell office:value-type="float" office:value="0.939375102519989">
                <text:p>0.939375102519989</text:p>
              </table:table-cell>
              <table:table-cell office:value-type="float" office:value="0.939247846603394">
                <text:p>0.939247846603394</text:p>
              </table:table-cell>
              <table:table-cell office:value-type="float" office:value="0.940344631671906">
                <text:p>0.940344631671906</text:p>
              </table:table-cell>
              <table:table-cell office:value-type="float" office:value="0.940623939037323">
                <text:p>0.940623939037323</text:p>
              </table:table-cell>
              <table:table-cell office:value-type="float" office:value="0.941186010837555">
                <text:p>0.941186010837555</text:p>
              </table:table-cell>
              <table:table-cell office:value-type="float" office:value="0.94060629606247">
                <text:p>0.94060629606247</text:p>
              </table:table-cell>
              <table:table-cell office:value-type="float" office:value="0.960627734661102">
                <text:p>0.960627734661102</text:p>
              </table:table-cell>
              <table:table-cell office:value-type="float" office:value="0.977284848690033">
                <text:p>0.977284848690033</text:p>
              </table:table-cell>
              <table:table-cell office:value-type="float" office:value="0.977262437343597">
                <text:p>0.977262437343597</text:p>
              </table:table-cell>
              <table:table-cell office:value-type="float" office:value="0.961082756519318">
                <text:p>0.961082756519318</text:p>
              </table:table-cell>
              <table:table-cell office:value-type="float" office:value="0.947495818138123">
                <text:p>0.947495818138123</text:p>
              </table:table-cell>
              <table:table-cell office:value-type="float" office:value="0.942447066307068">
                <text:p>0.942447066307068</text:p>
              </table:table-cell>
              <table:table-cell office:value-type="float" office:value="0.940596282482147">
                <text:p>0.940596282482147</text:p>
              </table:table-cell>
              <table:table-cell office:value-type="float" office:value="0.93867427110672">
                <text:p>0.93867427110672</text:p>
              </table:table-cell>
              <table:table-cell office:value-type="float" office:value="0.938598871231079">
                <text:p>0.938598871231079</text:p>
              </table:table-cell>
              <table:table-cell office:value-type="float" office:value="0.938008904457092">
                <text:p>0.938008904457092</text:p>
              </table:table-cell>
              <table:table-cell office:value-type="float" office:value="0.938441693782806">
                <text:p>0.938441693782806</text:p>
              </table:table-cell>
              <table:table-cell office:value-type="float" office:value="0.939728736877441">
                <text:p>0.939728736877441</text:p>
              </table:table-cell>
            </table:table-row>
            <table:table-row>
              <table:table-cell office:value-type="string">
                <text:p>blinks recorded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B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A3:Sheet1.BN3 Sheet1.A8:Sheet1.BN8" chart:data-source-has-labels="column" svg:x="0.77cm" svg:y="0.855cm" svg:width="10.256cm" svg:height="7.545cm">
          <chartooo:coordinate-region svg:x="2.503cm" svg:y="1.055cm" svg:width="8.523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N3" chart:label-cell-address="Sheet1.A3:Sheet1.A3" chart:class="chart:line">
            <chart:data-point chart:repeated="65"/>
          </chart:series>
          <chart:series chart:style-name="ch7" chart:values-cell-range-address="Sheet1.B8:Sheet1.BN8" chart:label-cell-address="Sheet1.A8:Sheet1.A8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SQDIFF</text:p>
                <draw:g>
                  <svg:desc>Sheet1.A3:Sheet1.A3</svg:desc>
                </draw:g>
              </table:table-cell>
              <table:table-cell office:value-type="float" office:value="19527596">
                <text:p>19527596</text:p>
                <draw:g>
                  <svg:desc>Sheet1.B3:Sheet1.BN3</svg:desc>
                </draw:g>
              </table:table-cell>
              <table:table-cell office:value-type="float" office:value="19568704">
                <text:p>19568704</text:p>
              </table:table-cell>
              <table:table-cell office:value-type="float" office:value="14689133">
                <text:p>14689133</text:p>
              </table:table-cell>
              <table:table-cell office:value-type="float" office:value="12450498">
                <text:p>12450498</text:p>
              </table:table-cell>
              <table:table-cell office:value-type="float" office:value="11033297">
                <text:p>11033297</text:p>
              </table:table-cell>
              <table:table-cell office:value-type="float" office:value="9516110">
                <text:p>9516110</text:p>
              </table:table-cell>
              <table:table-cell office:value-type="float" office:value="7597140">
                <text:p>7597140</text:p>
              </table:table-cell>
              <table:table-cell office:value-type="float" office:value="6902129">
                <text:p>6902129</text:p>
              </table:table-cell>
              <table:table-cell office:value-type="float" office:value="6715886">
                <text:p>6715886</text:p>
              </table:table-cell>
              <table:table-cell office:value-type="float" office:value="6184118">
                <text:p>6184118</text:p>
              </table:table-cell>
              <table:table-cell office:value-type="float" office:value="6104210">
                <text:p>6104210</text:p>
              </table:table-cell>
              <table:table-cell office:value-type="float" office:value="6098712">
                <text:p>6098712</text:p>
              </table:table-cell>
              <table:table-cell office:value-type="float" office:value="6018172">
                <text:p>6018172</text:p>
              </table:table-cell>
              <table:table-cell office:value-type="float" office:value="5957532">
                <text:p>5957532</text:p>
              </table:table-cell>
              <table:table-cell office:value-type="float" office:value="5400493">
                <text:p>5400493</text:p>
              </table:table-cell>
              <table:table-cell office:value-type="float" office:value="5452035">
                <text:p>5452035</text:p>
              </table:table-cell>
              <table:table-cell office:value-type="float" office:value="5465043">
                <text:p>5465043</text:p>
              </table:table-cell>
              <table:table-cell office:value-type="float" office:value="5410924">
                <text:p>5410924</text:p>
              </table:table-cell>
              <table:table-cell office:value-type="float" office:value="5446413">
                <text:p>5446413</text:p>
              </table:table-cell>
              <table:table-cell office:value-type="float" office:value="5405227">
                <text:p>5405227</text:p>
              </table:table-cell>
              <table:table-cell office:value-type="float" office:value="5783198">
                <text:p>5783198</text:p>
              </table:table-cell>
              <table:table-cell office:value-type="float" office:value="5768352">
                <text:p>5768352</text:p>
              </table:table-cell>
              <table:table-cell office:value-type="float" office:value="5884452">
                <text:p>5884452</text:p>
              </table:table-cell>
              <table:table-cell office:value-type="float" office:value="5856810">
                <text:p>5856810</text:p>
              </table:table-cell>
              <table:table-cell office:value-type="float" office:value="5826842">
                <text:p>5826842</text:p>
              </table:table-cell>
              <table:table-cell office:value-type="float" office:value="5852300">
                <text:p>5852300</text:p>
              </table:table-cell>
              <table:table-cell office:value-type="float" office:value="5905686">
                <text:p>5905686</text:p>
              </table:table-cell>
              <table:table-cell office:value-type="float" office:value="5995662">
                <text:p>5995662</text:p>
              </table:table-cell>
              <table:table-cell office:value-type="float" office:value="6039698">
                <text:p>6039698</text:p>
              </table:table-cell>
              <table:table-cell office:value-type="float" office:value="6039028">
                <text:p>6039028</text:p>
              </table:table-cell>
              <table:table-cell office:value-type="float" office:value="6003888">
                <text:p>6003888</text:p>
              </table:table-cell>
              <table:table-cell office:value-type="float" office:value="5954528">
                <text:p>5954528</text:p>
              </table:table-cell>
              <table:table-cell office:value-type="float" office:value="6038475">
                <text:p>6038475</text:p>
              </table:table-cell>
              <table:table-cell office:value-type="float" office:value="6025540">
                <text:p>6025540</text:p>
              </table:table-cell>
              <table:table-cell office:value-type="float" office:value="4468704">
                <text:p>4468704</text:p>
              </table:table-cell>
              <table:table-cell office:value-type="float" office:value="4950041">
                <text:p>4950041</text:p>
              </table:table-cell>
              <table:table-cell office:value-type="float" office:value="2691557">
                <text:p>2691557</text:p>
              </table:table-cell>
              <table:table-cell office:value-type="float" office:value="4309628">
                <text:p>4309628</text:p>
              </table:table-cell>
              <table:table-cell office:value-type="float" office:value="4692739">
                <text:p>4692739</text:p>
              </table:table-cell>
              <table:table-cell office:value-type="float" office:value="6165174">
                <text:p>6165174</text:p>
              </table:table-cell>
              <table:table-cell office:value-type="float" office:value="6269972">
                <text:p>6269972</text:p>
              </table:table-cell>
              <table:table-cell office:value-type="float" office:value="6271620">
                <text:p>6271620</text:p>
              </table:table-cell>
              <table:table-cell office:value-type="float" office:value="6260881">
                <text:p>6260881</text:p>
              </table:table-cell>
              <table:table-cell office:value-type="float" office:value="6246300">
                <text:p>6246300</text:p>
              </table:table-cell>
              <table:table-cell office:value-type="float" office:value="6216325">
                <text:p>6216325</text:p>
              </table:table-cell>
              <table:table-cell office:value-type="float" office:value="6209406">
                <text:p>6209406</text:p>
              </table:table-cell>
              <table:table-cell office:value-type="float" office:value="6162868">
                <text:p>6162868</text:p>
              </table:table-cell>
              <table:table-cell office:value-type="float" office:value="6058863">
                <text:p>6058863</text:p>
              </table:table-cell>
              <table:table-cell office:value-type="float" office:value="6068018">
                <text:p>6068018</text:p>
              </table:table-cell>
              <table:table-cell office:value-type="float" office:value="5962092">
                <text:p>5962092</text:p>
              </table:table-cell>
              <table:table-cell office:value-type="float" office:value="5935085">
                <text:p>5935085</text:p>
              </table:table-cell>
              <table:table-cell office:value-type="float" office:value="5882002">
                <text:p>5882002</text:p>
              </table:table-cell>
              <table:table-cell office:value-type="float" office:value="5940425">
                <text:p>5940425</text:p>
              </table:table-cell>
              <table:table-cell office:value-type="float" office:value="4733688">
                <text:p>4733688</text:p>
              </table:table-cell>
              <table:table-cell office:value-type="float" office:value="2738039">
                <text:p>2738039</text:p>
              </table:table-cell>
              <table:table-cell office:value-type="float" office:value="2686383">
                <text:p>2686383</text:p>
              </table:table-cell>
              <table:table-cell office:value-type="float" office:value="4459203">
                <text:p>4459203</text:p>
              </table:table-cell>
              <table:table-cell office:value-type="float" office:value="5284819">
                <text:p>5284819</text:p>
              </table:table-cell>
              <table:table-cell office:value-type="float" office:value="5765644">
                <text:p>5765644</text:p>
              </table:table-cell>
              <table:table-cell office:value-type="float" office:value="5937444">
                <text:p>5937444</text:p>
              </table:table-cell>
              <table:table-cell office:value-type="float" office:value="6123476">
                <text:p>6123476</text:p>
              </table:table-cell>
              <table:table-cell office:value-type="float" office:value="6131441">
                <text:p>6131441</text:p>
              </table:table-cell>
              <table:table-cell office:value-type="float" office:value="6189239">
                <text:p>6189239</text:p>
              </table:table-cell>
              <table:table-cell office:value-type="float" office:value="6151260">
                <text:p>6151260</text:p>
              </table:table-cell>
              <table:table-cell office:value-type="float" office:value="6021967">
                <text:p>6021967</text:p>
              </table:table-cell>
            </table:table-row>
            <table:table-row>
              <table:table-cell office:value-type="string">
                <text:p>big blinks recorded 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B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A4:Sheet1.BN4 Sheet1.A8:Sheet1.BN8" chart:data-source-has-labels="column" svg:x="0.77cm" svg:y="0.855cm" svg:width="10.256cm" svg:height="7.545cm">
          <chartooo:coordinate-region svg:x="2.317cm" svg:y="1.054cm" svg:width="8.569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N4" chart:label-cell-address="Sheet1.A4:Sheet1.A4" chart:class="chart:line">
            <chart:data-point chart:repeated="65"/>
          </chart:series>
          <chart:series chart:style-name="ch7" chart:values-cell-range-address="Sheet1.B8:Sheet1.BN8" chart:label-cell-address="Sheet1.A8:Sheet1.A8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EFF</text:p>
                <draw:g>
                  <svg:desc>Sheet1.A4:Sheet1.A4</svg:desc>
                </draw:g>
              </table:table-cell>
              <table:table-cell office:value-type="float" office:value="1612369.875">
                <text:p>1612369.875</text:p>
                <draw:g>
                  <svg:desc>Sheet1.B4:Sheet1.BN4</svg:desc>
                </draw:g>
              </table:table-cell>
              <table:table-cell office:value-type="float" office:value="1619508.125">
                <text:p>1619508.125</text:p>
              </table:table-cell>
              <table:table-cell office:value-type="float" office:value="1413224.25">
                <text:p>1413224.25</text:p>
              </table:table-cell>
              <table:table-cell office:value-type="float" office:value="1562712.25">
                <text:p>1562712.25</text:p>
              </table:table-cell>
              <table:table-cell office:value-type="float" office:value="1727539.5">
                <text:p>1727539.5</text:p>
              </table:table-cell>
              <table:table-cell office:value-type="float" office:value="1782594.625">
                <text:p>1782594.625</text:p>
              </table:table-cell>
              <table:table-cell office:value-type="float" office:value="1982450">
                <text:p>1982450</text:p>
              </table:table-cell>
              <table:table-cell office:value-type="float" office:value="2076163.625">
                <text:p>2076163.625</text:p>
              </table:table-cell>
              <table:table-cell office:value-type="float" office:value="2120770">
                <text:p>2120770</text:p>
              </table:table-cell>
              <table:table-cell office:value-type="float" office:value="2331693.75">
                <text:p>2331693.75</text:p>
              </table:table-cell>
              <table:table-cell office:value-type="float" office:value="2405847.5">
                <text:p>2405847.5</text:p>
              </table:table-cell>
              <table:table-cell office:value-type="float" office:value="2501040.75">
                <text:p>2501040.75</text:p>
              </table:table-cell>
              <table:table-cell office:value-type="float" office:value="2547484.25">
                <text:p>2547484.25</text:p>
              </table:table-cell>
              <table:table-cell office:value-type="float" office:value="2453301.75">
                <text:p>2453301.75</text:p>
              </table:table-cell>
              <table:table-cell office:value-type="float" office:value="2639530.5">
                <text:p>2639530.5</text:p>
              </table:table-cell>
              <table:table-cell office:value-type="float" office:value="2747833.25">
                <text:p>2747833.25</text:p>
              </table:table-cell>
              <table:table-cell office:value-type="float" office:value="2738228">
                <text:p>2738228</text:p>
              </table:table-cell>
              <table:table-cell office:value-type="float" office:value="2735993">
                <text:p>2735993</text:p>
              </table:table-cell>
              <table:table-cell office:value-type="float" office:value="2763601.25">
                <text:p>2763601.25</text:p>
              </table:table-cell>
              <table:table-cell office:value-type="float" office:value="2609323">
                <text:p>2609323</text:p>
              </table:table-cell>
              <table:table-cell office:value-type="float" office:value="2538992.5">
                <text:p>2538992.5</text:p>
              </table:table-cell>
              <table:table-cell office:value-type="float" office:value="2507558">
                <text:p>2507558</text:p>
              </table:table-cell>
              <table:table-cell office:value-type="float" office:value="2515086.25">
                <text:p>2515086.25</text:p>
              </table:table-cell>
              <table:table-cell office:value-type="float" office:value="2516641.25">
                <text:p>2516641.25</text:p>
              </table:table-cell>
              <table:table-cell office:value-type="float" office:value="2499061.75">
                <text:p>2499061.75</text:p>
              </table:table-cell>
              <table:table-cell office:value-type="float" office:value="2486572">
                <text:p>2486572</text:p>
              </table:table-cell>
              <table:table-cell office:value-type="float" office:value="2460230.75">
                <text:p>2460230.75</text:p>
              </table:table-cell>
              <table:table-cell office:value-type="float" office:value="2460606.75">
                <text:p>2460606.75</text:p>
              </table:table-cell>
              <table:table-cell office:value-type="float" office:value="2427555">
                <text:p>2427555</text:p>
              </table:table-cell>
              <table:table-cell office:value-type="float" office:value="2419647.5">
                <text:p>2419647.5</text:p>
              </table:table-cell>
              <table:table-cell office:value-type="float" office:value="2482226.75">
                <text:p>2482226.75</text:p>
              </table:table-cell>
              <table:table-cell office:value-type="float" office:value="2416356.25">
                <text:p>2416356.25</text:p>
              </table:table-cell>
              <table:table-cell office:value-type="float" office:value="2438619.5">
                <text:p>2438619.5</text:p>
              </table:table-cell>
              <table:table-cell office:value-type="float" office:value="2459029">
                <text:p>2459029</text:p>
              </table:table-cell>
              <table:table-cell office:value-type="float" office:value="2654977">
                <text:p>2654977</text:p>
              </table:table-cell>
              <table:table-cell office:value-type="float" office:value="3026579.5">
                <text:p>3026579.5</text:p>
              </table:table-cell>
              <table:table-cell office:value-type="float" office:value="3005673.5">
                <text:p>3005673.5</text:p>
              </table:table-cell>
              <table:table-cell office:value-type="float" office:value="2773857.75">
                <text:p>2773857.75</text:p>
              </table:table-cell>
              <table:table-cell office:value-type="float" office:value="2648877.75">
                <text:p>2648877.75</text:p>
              </table:table-cell>
              <table:table-cell office:value-type="float" office:value="2438478">
                <text:p>2438478</text:p>
              </table:table-cell>
              <table:table-cell office:value-type="float" office:value="2505044">
                <text:p>2505044</text:p>
              </table:table-cell>
              <table:table-cell office:value-type="float" office:value="2372054.5">
                <text:p>2372054.5</text:p>
              </table:table-cell>
              <table:table-cell office:value-type="float" office:value="2407780">
                <text:p>2407780</text:p>
              </table:table-cell>
              <table:table-cell office:value-type="float" office:value="2415835.75">
                <text:p>2415835.75</text:p>
              </table:table-cell>
              <table:table-cell office:value-type="float" office:value="2370068">
                <text:p>2370068</text:p>
              </table:table-cell>
              <table:table-cell office:value-type="float" office:value="2390179.75">
                <text:p>2390179.75</text:p>
              </table:table-cell>
              <table:table-cell office:value-type="float" office:value="2431012.25">
                <text:p>2431012.25</text:p>
              </table:table-cell>
              <table:table-cell office:value-type="float" office:value="2500129.25">
                <text:p>2500129.25</text:p>
              </table:table-cell>
              <table:table-cell office:value-type="float" office:value="2463234.5">
                <text:p>2463234.5</text:p>
              </table:table-cell>
              <table:table-cell office:value-type="float" office:value="2486429.75">
                <text:p>2486429.75</text:p>
              </table:table-cell>
              <table:table-cell office:value-type="float" office:value="2495166">
                <text:p>2495166</text:p>
              </table:table-cell>
              <table:table-cell office:value-type="float" office:value="2506852.5">
                <text:p>2506852.5</text:p>
              </table:table-cell>
              <table:table-cell office:value-type="float" office:value="2589377.75">
                <text:p>2589377.75</text:p>
              </table:table-cell>
              <table:table-cell office:value-type="float" office:value="2947656.5">
                <text:p>2947656.5</text:p>
              </table:table-cell>
              <table:table-cell office:value-type="float" office:value="2971930.5">
                <text:p>2971930.5</text:p>
              </table:table-cell>
              <table:table-cell office:value-type="float" office:value="2881683.75">
                <text:p>2881683.75</text:p>
              </table:table-cell>
              <table:table-cell office:value-type="float" office:value="2789555.75">
                <text:p>2789555.75</text:p>
              </table:table-cell>
              <table:table-cell office:value-type="float" office:value="2686690">
                <text:p>2686690</text:p>
              </table:table-cell>
              <table:table-cell office:value-type="float" office:value="2609342.5">
                <text:p>2609342.5</text:p>
              </table:table-cell>
              <table:table-cell office:value-type="float" office:value="2581086.5">
                <text:p>2581086.5</text:p>
              </table:table-cell>
              <table:table-cell office:value-type="float" office:value="2497725.75">
                <text:p>2497725.75</text:p>
              </table:table-cell>
              <table:table-cell office:value-type="float" office:value="2557827">
                <text:p>2557827</text:p>
              </table:table-cell>
              <table:table-cell office:value-type="float" office:value="2477783.75">
                <text:p>2477783.75</text:p>
              </table:table-cell>
              <table:table-cell office:value-type="float" office:value="2425123.5">
                <text:p>2425123.5</text:p>
              </table:table-cell>
              <table:table-cell office:value-type="float" office:value="2560425">
                <text:p>2560425</text:p>
              </table:table-cell>
            </table:table-row>
            <table:table-row>
              <table:table-cell office:value-type="string">
                <text:p>big blinks recorded 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B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A6:Sheet1.BN6 Sheet1.A8:Sheet1.BN8" chart:data-source-has-labels="column" svg:x="0.77cm" svg:y="0.855cm" svg:width="10.256cm" svg:height="7.545cm">
          <chartooo:coordinate-region svg:x="2.503cm" svg:y="1.054cm" svg:width="8.523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N6" chart:label-cell-address="Sheet1.A6:Sheet1.A6" chart:class="chart:line">
            <chart:data-point chart:repeated="65"/>
          </chart:series>
          <chart:series chart:style-name="ch7" chart:values-cell-range-address="Sheet1.B8:Sheet1.BN8" chart:label-cell-address="Sheet1.A8:Sheet1.A8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RR</text:p>
                <draw:g>
                  <svg:desc>Sheet1.A6:Sheet1.A6</svg:desc>
                </draw:g>
              </table:table-cell>
              <table:table-cell office:value-type="float" office:value="21129156">
                <text:p>21129156</text:p>
                <draw:g>
                  <svg:desc>Sheet1.B6:Sheet1.BN6</svg:desc>
                </draw:g>
              </table:table-cell>
              <table:table-cell office:value-type="float" office:value="21036352">
                <text:p>21036352</text:p>
              </table:table-cell>
              <table:table-cell office:value-type="float" office:value="25536018">
                <text:p>25536018</text:p>
              </table:table-cell>
              <table:table-cell office:value-type="float" office:value="28196202">
                <text:p>28196202</text:p>
              </table:table-cell>
              <table:table-cell office:value-type="float" office:value="30330830">
                <text:p>30330830</text:p>
              </table:table-cell>
              <table:table-cell office:value-type="float" office:value="32963446">
                <text:p>32963446</text:p>
              </table:table-cell>
              <table:table-cell office:value-type="float" office:value="37622552">
                <text:p>37622552</text:p>
              </table:table-cell>
              <table:table-cell office:value-type="float" office:value="40340616">
                <text:p>40340616</text:p>
              </table:table-cell>
              <table:table-cell office:value-type="float" office:value="40886856">
                <text:p>40886856</text:p>
              </table:table-cell>
              <table:table-cell office:value-type="float" office:value="44787120">
                <text:p>44787120</text:p>
              </table:table-cell>
              <table:table-cell office:value-type="float" office:value="46388604">
                <text:p>46388604</text:p>
              </table:table-cell>
              <table:table-cell office:value-type="float" office:value="47740032">
                <text:p>47740032</text:p>
              </table:table-cell>
              <table:table-cell office:value-type="float" office:value="48561500">
                <text:p>48561500</text:p>
              </table:table-cell>
              <table:table-cell office:value-type="float" office:value="48041788">
                <text:p>48041788</text:p>
              </table:table-cell>
              <table:table-cell office:value-type="float" office:value="48691592">
                <text:p>48691592</text:p>
              </table:table-cell>
              <table:table-cell office:value-type="float" office:value="48565080">
                <text:p>48565080</text:p>
              </table:table-cell>
              <table:table-cell office:value-type="float" office:value="47779600">
                <text:p>47779600</text:p>
              </table:table-cell>
              <table:table-cell office:value-type="float" office:value="48792044">
                <text:p>48792044</text:p>
              </table:table-cell>
              <table:table-cell office:value-type="float" office:value="49191808">
                <text:p>49191808</text:p>
              </table:table-cell>
              <table:table-cell office:value-type="float" office:value="48689084">
                <text:p>48689084</text:p>
              </table:table-cell>
              <table:table-cell office:value-type="float" office:value="48554344">
                <text:p>48554344</text:p>
              </table:table-cell>
              <table:table-cell office:value-type="float" office:value="48223604">
                <text:p>48223604</text:p>
              </table:table-cell>
              <table:table-cell office:value-type="float" office:value="48461780">
                <text:p>48461780</text:p>
              </table:table-cell>
              <table:table-cell office:value-type="float" office:value="48579000">
                <text:p>48579000</text:p>
              </table:table-cell>
              <table:table-cell office:value-type="float" office:value="48318356">
                <text:p>48318356</text:p>
              </table:table-cell>
              <table:table-cell office:value-type="float" office:value="48027876">
                <text:p>48027876</text:p>
              </table:table-cell>
              <table:table-cell office:value-type="float" office:value="47608968">
                <text:p>47608968</text:p>
              </table:table-cell>
              <table:table-cell office:value-type="float" office:value="47607232">
                <text:p>47607232</text:p>
              </table:table-cell>
              <table:table-cell office:value-type="float" office:value="47414204">
                <text:p>47414204</text:p>
              </table:table-cell>
              <table:table-cell office:value-type="float" office:value="46308916">
                <text:p>46308916</text:p>
              </table:table-cell>
              <table:table-cell office:value-type="float" office:value="48108136">
                <text:p>48108136</text:p>
              </table:table-cell>
              <table:table-cell office:value-type="float" office:value="48096088">
                <text:p>48096088</text:p>
              </table:table-cell>
              <table:table-cell office:value-type="float" office:value="48549856">
                <text:p>48549856</text:p>
              </table:table-cell>
              <table:table-cell office:value-type="float" office:value="48223528">
                <text:p>48223528</text:p>
              </table:table-cell>
              <table:table-cell office:value-type="float" office:value="51663668">
                <text:p>51663668</text:p>
              </table:table-cell>
              <table:table-cell office:value-type="float" office:value="54727504">
                <text:p>54727504</text:p>
              </table:table-cell>
              <table:table-cell office:value-type="float" office:value="53328824">
                <text:p>53328824</text:p>
              </table:table-cell>
              <table:table-cell office:value-type="float" office:value="52704864">
                <text:p>52704864</text:p>
              </table:table-cell>
              <table:table-cell office:value-type="float" office:value="49980884">
                <text:p>49980884</text:p>
              </table:table-cell>
              <table:table-cell office:value-type="float" office:value="47344308">
                <text:p>47344308</text:p>
              </table:table-cell>
              <table:table-cell office:value-type="float" office:value="48225776">
                <text:p>48225776</text:p>
              </table:table-cell>
              <table:table-cell office:value-type="float" office:value="46847724">
                <text:p>46847724</text:p>
              </table:table-cell>
              <table:table-cell office:value-type="float" office:value="47765248">
                <text:p>47765248</text:p>
              </table:table-cell>
              <table:table-cell office:value-type="float" office:value="47606736">
                <text:p>47606736</text:p>
              </table:table-cell>
              <table:table-cell office:value-type="float" office:value="47405192">
                <text:p>47405192</text:p>
              </table:table-cell>
              <table:table-cell office:value-type="float" office:value="46931600">
                <text:p>46931600</text:p>
              </table:table-cell>
              <table:table-cell office:value-type="float" office:value="46597408">
                <text:p>46597408</text:p>
              </table:table-cell>
              <table:table-cell office:value-type="float" office:value="48061872">
                <text:p>48061872</text:p>
              </table:table-cell>
              <table:table-cell office:value-type="float" office:value="48190372">
                <text:p>48190372</text:p>
              </table:table-cell>
              <table:table-cell office:value-type="float" office:value="47582208">
                <text:p>47582208</text:p>
              </table:table-cell>
              <table:table-cell office:value-type="float" office:value="46649116">
                <text:p>46649116</text:p>
              </table:table-cell>
              <table:table-cell office:value-type="float" office:value="47944836">
                <text:p>47944836</text:p>
              </table:table-cell>
              <table:table-cell office:value-type="float" office:value="48434468">
                <text:p>48434468</text:p>
              </table:table-cell>
              <table:table-cell office:value-type="float" office:value="54245008">
                <text:p>54245008</text:p>
              </table:table-cell>
              <table:table-cell office:value-type="float" office:value="53374772">
                <text:p>53374772</text:p>
              </table:table-cell>
              <table:table-cell office:value-type="float" office:value="52767968">
                <text:p>52767968</text:p>
              </table:table-cell>
              <table:table-cell office:value-type="float" office:value="53562700">
                <text:p>53562700</text:p>
              </table:table-cell>
              <table:table-cell office:value-type="float" office:value="48900192">
                <text:p>48900192</text:p>
              </table:table-cell>
              <table:table-cell office:value-type="float" office:value="48490828">
                <text:p>48490828</text:p>
              </table:table-cell>
              <table:table-cell office:value-type="float" office:value="48442032">
                <text:p>48442032</text:p>
              </table:table-cell>
              <table:table-cell office:value-type="float" office:value="47993280">
                <text:p>47993280</text:p>
              </table:table-cell>
              <table:table-cell office:value-type="float" office:value="48643824">
                <text:p>48643824</text:p>
              </table:table-cell>
              <table:table-cell office:value-type="float" office:value="47718160">
                <text:p>47718160</text:p>
              </table:table-cell>
              <table:table-cell office:value-type="float" office:value="47180408">
                <text:p>47180408</text:p>
              </table:table-cell>
              <table:table-cell office:value-type="float" office:value="48748092">
                <text:p>48748092</text:p>
              </table:table-cell>
            </table:table-row>
            <table:table-row>
              <table:table-cell office:value-type="string">
                <text:p>big blinks recorded 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B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58cm" svg:y="3.952cm" style:legend-expansion="high" chart:style-name="ch2"/>
        <chart:plot-area chart:style-name="ch3" table:cell-range-address="Sheet1.A5:Sheet1.BN5 Sheet1.A7:Sheet1.BN7" chart:data-source-has-labels="column" svg:x="0.77cm" svg:y="0.855cm" svg:width="9.648cm" svg:height="7.545cm">
          <chartooo:coordinate-region svg:x="1.497cm" svg:y="1.055cm" svg:width="8.781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N5" chart:label-cell-address="Sheet1.A5:Sheet1.A5" chart:class="chart:line">
            <chart:data-point chart:repeated="65"/>
          </chart:series>
          <chart:series chart:style-name="ch7" chart:values-cell-range-address="Sheet1.B7:Sheet1.BN7" chart:label-cell-address="Sheet1.A7:Sheet1.A7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blinks recorded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B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M_SQDIFF_NORMED</text:p>
                <draw:g>
                  <svg:desc>Sheet1.A7:Sheet1.A7</svg:desc>
                </draw:g>
              </table:table-cell>
              <table:table-cell office:value-type="float" office:value="0.84860622882843">
                <text:p>0.84860622882843</text:p>
                <draw:g>
                  <svg:desc>Sheet1.B7:Sheet1.BN7</svg:desc>
                </draw:g>
              </table:table-cell>
              <table:table-cell office:value-type="float" office:value="0.856432497501373">
                <text:p>0.856432497501373</text:p>
              </table:table-cell>
              <table:table-cell office:value-type="float" office:value="0.542086601257324">
                <text:p>0.542086601257324</text:p>
              </table:table-cell>
              <table:table-cell office:value-type="float" office:value="0.416641652584076">
                <text:p>0.416641652584076</text:p>
              </table:table-cell>
              <table:table-cell office:value-type="float" office:value="0.34214648604393">
                <text:p>0.34214648604393</text:p>
              </table:table-cell>
              <table:table-cell office:value-type="float" office:value="0.271013051271439">
                <text:p>0.271013051271439</text:p>
              </table:table-cell>
              <table:table-cell office:value-type="float" office:value="0.191404208540916">
                <text:p>0.191404208540916</text:p>
              </table:table-cell>
              <table:table-cell office:value-type="float" office:value="0.163869068026543">
                <text:p>0.163869068026543</text:p>
              </table:table-cell>
              <table:table-cell office:value-type="float" office:value="0.157306060194969">
                <text:p>0.157306060194969</text:p>
              </table:table-cell>
              <table:table-cell office:value-type="float" office:value="0.132164388895035">
                <text:p>0.132164388895035</text:p>
              </table:table-cell>
              <table:table-cell office:value-type="float" office:value="0.127285197377205">
                <text:p>0.127285197377205</text:p>
              </table:table-cell>
              <table:table-cell office:value-type="float" office:value="0.125314652919769">
                <text:p>0.125314652919769</text:p>
              </table:table-cell>
              <table:table-cell office:value-type="float" office:value="0.122449271380901">
                <text:p>0.122449271380901</text:p>
              </table:table-cell>
              <table:table-cell office:value-type="float" office:value="0.12248620390892">
                <text:p>0.12248620390892</text:p>
              </table:table-cell>
              <table:table-cell office:value-type="float" office:value="0.10754968971014">
                <text:p>0.10754968971014</text:p>
              </table:table-cell>
              <table:table-cell office:value-type="float" office:value="0.108470819890499">
                <text:p>0.108470819890499</text:p>
              </table:table-cell>
              <table:table-cell office:value-type="float" office:value="0.108619809150696">
                <text:p>0.108619809150696</text:p>
              </table:table-cell>
              <table:table-cell office:value-type="float" office:value="0.107340544462204">
                <text:p>0.107340544462204</text:p>
              </table:table-cell>
              <table:table-cell office:value-type="float" office:value="0.107761397957802">
                <text:p>0.107761397957802</text:p>
              </table:table-cell>
              <table:table-cell office:value-type="float" office:value="0.108420588076115">
                <text:p>0.108420588076115</text:p>
              </table:table-cell>
              <table:table-cell office:value-type="float" office:value="0.11710200458765">
                <text:p>0.11710200458765</text:p>
              </table:table-cell>
              <table:table-cell office:value-type="float" office:value="0.117895379662514">
                <text:p>0.117895379662514</text:p>
              </table:table-cell>
              <table:table-cell office:value-type="float" office:value="0.120287753641605">
                <text:p>0.120287753641605</text:p>
              </table:table-cell>
              <table:table-cell office:value-type="float" office:value="0.119008995592594">
                <text:p>0.119008995592594</text:p>
              </table:table-cell>
              <table:table-cell office:value-type="float" office:value="0.11889711022377">
                <text:p>0.11889711022377</text:p>
              </table:table-cell>
              <table:table-cell office:value-type="float" office:value="0.119680188596249">
                <text:p>0.119680188596249</text:p>
              </table:table-cell>
              <table:table-cell office:value-type="float" office:value="0.121495984494686">
                <text:p>0.121495984494686</text:p>
              </table:table-cell>
              <table:table-cell office:value-type="float" office:value="0.123311921954155">
                <text:p>0.123311921954155</text:p>
              </table:table-cell>
              <table:table-cell office:value-type="float" office:value="0.123598486185074">
                <text:p>0.123598486185074</text:p>
              </table:table-cell>
              <table:table-cell office:value-type="float" office:value="0.124084301292896">
                <text:p>0.124084301292896</text:p>
              </table:table-cell>
              <table:table-cell office:value-type="float" office:value="0.123910069465637">
                <text:p>0.123910069465637</text:p>
              </table:table-cell>
              <table:table-cell office:value-type="float" office:value="0.123020678758621">
                <text:p>0.123020678758621</text:p>
              </table:table-cell>
              <table:table-cell office:value-type="float" office:value="0.12503607571125">
                <text:p>0.12503607571125</text:p>
              </table:table-cell>
              <table:table-cell office:value-type="float" office:value="0.124752014875412">
                <text:p>0.124752014875412</text:p>
              </table:table-cell>
              <table:table-cell office:value-type="float" office:value="0.0842368751764298">
                <text:p>0.0842368751764298</text:p>
              </table:table-cell>
              <table:table-cell office:value-type="float" office:value="0.088516429066658">
                <text:p>0.088516429066658</text:p>
              </table:table-cell>
              <table:table-cell office:value-type="float" office:value="0.0493221916258335">
                <text:p>0.0493221916258335</text:p>
              </table:table-cell>
              <table:table-cell office:value-type="float" office:value="0.0795285627245903">
                <text:p>0.0795285627245903</text:p>
              </table:table-cell>
              <table:table-cell office:value-type="float" office:value="0.0914013385772705">
                <text:p>0.0914013385772705</text:p>
              </table:table-cell>
              <table:table-cell office:value-type="float" office:value="0.127273544669151">
                <text:p>0.127273544669151</text:p>
              </table:table-cell>
              <table:table-cell office:value-type="float" office:value="0.127740770578384">
                <text:p>0.127740770578384</text:p>
              </table:table-cell>
              <table:table-cell office:value-type="float" office:value="0.129961147904396">
                <text:p>0.129961147904396</text:p>
              </table:table-cell>
              <table:table-cell office:value-type="float" office:value="0.129984185099602">
                <text:p>0.129984185099602</text:p>
              </table:table-cell>
              <table:table-cell office:value-type="float" office:value="0.129491373896599">
                <text:p>0.129491373896599</text:p>
              </table:table-cell>
              <table:table-cell office:value-type="float" office:value="0.129261463880539">
                <text:p>0.129261463880539</text:p>
              </table:table-cell>
              <table:table-cell office:value-type="float" office:value="0.128922507166862">
                <text:p>0.128922507166862</text:p>
              </table:table-cell>
              <table:table-cell office:value-type="float" office:value="0.127333745360374">
                <text:p>0.127333745360374</text:p>
              </table:table-cell>
              <table:table-cell office:value-type="float" office:value="0.123964123427868">
                <text:p>0.123964123427868</text:p>
              </table:table-cell>
              <table:table-cell office:value-type="float" office:value="0.125027313828468">
                <text:p>0.125027313828468</text:p>
              </table:table-cell>
              <table:table-cell office:value-type="float" office:value="0.122342877089977">
                <text:p>0.122342877089977</text:p>
              </table:table-cell>
              <table:table-cell office:value-type="float" office:value="0.121687307953835">
                <text:p>0.121687307953835</text:p>
              </table:table-cell>
              <table:table-cell office:value-type="float" office:value="0.121252626180649">
                <text:p>0.121252626180649</text:p>
              </table:table-cell>
              <table:table-cell office:value-type="float" office:value="0.120627708733082">
                <text:p>0.120627708733082</text:p>
              </table:table-cell>
              <table:table-cell office:value-type="float" office:value="0.0850544273853302">
                <text:p>0.0850544273853302</text:p>
              </table:table-cell>
              <table:table-cell office:value-type="float" office:value="0.0501331239938736">
                <text:p>0.0501331239938736</text:p>
              </table:table-cell>
              <table:table-cell office:value-type="float" office:value="0.0498815327882767">
                <text:p>0.0498815327882767</text:p>
              </table:table-cell>
              <table:table-cell office:value-type="float" office:value="0.0814957171678543">
                <text:p>0.0814957171678543</text:p>
              </table:table-cell>
              <table:table-cell office:value-type="float" office:value="0.106178298592567">
                <text:p>0.106178298592567</text:p>
              </table:table-cell>
              <table:table-cell office:value-type="float" office:value="0.117125630378723">
                <text:p>0.117125630378723</text:p>
              </table:table-cell>
              <table:table-cell office:value-type="float" office:value="0.122240670025349">
                <text:p>0.122240670025349</text:p>
              </table:table-cell>
              <table:table-cell office:value-type="float" office:value="0.126178607344627">
                <text:p>0.126178607344627</text:p>
              </table:table-cell>
              <table:table-cell office:value-type="float" office:value="0.12704810500145">
                <text:p>0.12704810500145</text:p>
              </table:table-cell>
              <table:table-cell office:value-type="float" office:value="0.128451570868492">
                <text:p>0.128451570868492</text:p>
              </table:table-cell>
              <table:table-cell office:value-type="float" office:value="0.128012552857399">
                <text:p>0.128012552857399</text:p>
              </table:table-cell>
              <table:table-cell office:value-type="float" office:value="0.123782999813557">
                <text:p>0.1237829998135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